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90" table:style-name="ta1">
        <table:shapes>
          <draw:frame draw:z-index="0" draw:style-name="gr1" draw:text-style-name="P1" svg:width="159.99mm" svg:height="89.99mm" svg:x="123.01mm" svg:y="1mm">
            <loext:p draw:notify-on-update-of-ranges="test290.G1:test290.G1 test290.G2:test290.G160 test290.C1:test290.C1 test290.C2:test290.C160 test290.G1:test290.G1 test290.G2:test290.G160 test290.D1:test290.D1 test290.D2:test290.D16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2.58mm" svg:y="94.84mm">
            <loext:p draw:notify-on-update-of-ranges="test290.F1:test290.F1 test290.F2:test290.F16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02.86mm" svg:y="0.01mm">
            <loext:p draw:notify-on-update-of-ranges="test290.C1:test290.C1 test290.C2:test290.C160 test290.D1:test290.D1 test290.D2:test290.D16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02.86mm" svg:y="99.35mm">
            <loext:p draw:notify-on-update-of-ranges="test290.G1:test290.G1 test290.G2:test290.G1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18</text:p>
          </table:table-cell>
          <table:table-cell office:value-type="float" office:value="0.022081" calcext:value-type="float">
            <text:p>0.022081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" calcext:value-type="float">
            <text:p>0</text:p>
          </table:table-cell>
          <table:table-cell office:value-type="float" office:value="2975" calcext:value-type="float">
            <text:p>297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19</text:p>
          </table:table-cell>
          <table:table-cell office:value-type="float" office:value="0.021843" calcext:value-type="float">
            <text:p>0.021843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" calcext:value-type="float">
            <text:p>0</text:p>
          </table:table-cell>
          <table:table-cell office:value-type="float" office:value="2983" calcext:value-type="float">
            <text:p>298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20</text:p>
          </table:table-cell>
          <table:table-cell office:value-type="float" office:value="0.012904" calcext:value-type="float">
            <text:p>0.012904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" calcext:value-type="float">
            <text:p>0</text:p>
          </table:table-cell>
          <table:table-cell office:value-type="float" office:value="2877" calcext:value-type="float">
            <text:p>287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21</text:p>
          </table:table-cell>
          <table:table-cell office:value-type="float" office:value="0.049165" calcext:value-type="float">
            <text:p>0.049165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" calcext:value-type="float">
            <text:p>0</text:p>
          </table:table-cell>
          <table:table-cell office:value-type="float" office:value="3194" calcext:value-type="float">
            <text:p>319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22</text:p>
          </table:table-cell>
          <table:table-cell office:value-type="float" office:value="0.05027" calcext:value-type="float">
            <text:p>0.05027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" calcext:value-type="float">
            <text:p>0</text:p>
          </table:table-cell>
          <table:table-cell office:value-type="float" office:value="3384" calcext:value-type="float">
            <text:p>338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23</text:p>
          </table:table-cell>
          <table:table-cell office:value-type="float" office:value="0.019496" calcext:value-type="float">
            <text:p>0.019496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" calcext:value-type="float">
            <text:p>0</text:p>
          </table:table-cell>
          <table:table-cell office:value-type="float" office:value="3236" calcext:value-type="float">
            <text:p>323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24</text:p>
          </table:table-cell>
          <table:table-cell office:value-type="float" office:value="0.016018" calcext:value-type="float">
            <text:p>0.016018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" calcext:value-type="float">
            <text:p>0</text:p>
          </table:table-cell>
          <table:table-cell office:value-type="float" office:value="3124" calcext:value-type="float">
            <text:p>312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25</text:p>
          </table:table-cell>
          <table:table-cell office:value-type="float" office:value="0.024709" calcext:value-type="float">
            <text:p>0.02470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" calcext:value-type="float">
            <text:p>0</text:p>
          </table:table-cell>
          <table:table-cell office:value-type="float" office:value="3338" calcext:value-type="float">
            <text:p>333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26</text:p>
          </table:table-cell>
          <table:table-cell office:value-type="float" office:value="0.024095" calcext:value-type="float">
            <text:p>0.024095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27</text:p>
          </table:table-cell>
          <table:table-cell office:value-type="float" office:value="0.021926" calcext:value-type="float">
            <text:p>0.021926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" calcext:value-type="float">
            <text:p>0</text:p>
          </table:table-cell>
          <table:table-cell office:value-type="float" office:value="3064" calcext:value-type="float">
            <text:p>306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28</text:p>
          </table:table-cell>
          <table:table-cell office:value-type="float" office:value="0.018464" calcext:value-type="float">
            <text:p>0.018464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" calcext:value-type="float">
            <text:p>0</text:p>
          </table:table-cell>
          <table:table-cell office:value-type="float" office:value="3057" calcext:value-type="float">
            <text:p>305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29</text:p>
          </table:table-cell>
          <table:table-cell office:value-type="float" office:value="0.018282" calcext:value-type="float">
            <text:p>0.018282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" calcext:value-type="float">
            <text:p>0</text:p>
          </table:table-cell>
          <table:table-cell office:value-type="float" office:value="3010" calcext:value-type="float">
            <text:p>301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30</text:p>
          </table:table-cell>
          <table:table-cell office:value-type="float" office:value="0.036486" calcext:value-type="float">
            <text:p>0.036486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" calcext:value-type="float">
            <text:p>0</text:p>
          </table:table-cell>
          <table:table-cell office:value-type="float" office:value="3047" calcext:value-type="float">
            <text:p>304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31</text:p>
          </table:table-cell>
          <table:table-cell office:value-type="float" office:value="0.017682" calcext:value-type="float">
            <text:p>0.017682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" calcext:value-type="float">
            <text:p>0</text:p>
          </table:table-cell>
          <table:table-cell office:value-type="float" office:value="3233" calcext:value-type="float">
            <text:p>323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32</text:p>
          </table:table-cell>
          <table:table-cell office:value-type="float" office:value="0.012778" calcext:value-type="float">
            <text:p>0.012778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" calcext:value-type="float">
            <text:p>0</text:p>
          </table:table-cell>
          <table:table-cell office:value-type="float" office:value="3191" calcext:value-type="float">
            <text:p>319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33</text:p>
          </table:table-cell>
          <table:table-cell office:value-type="float" office:value="0.015161" calcext:value-type="float">
            <text:p>0.015161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" calcext:value-type="float">
            <text:p>0</text:p>
          </table:table-cell>
          <table:table-cell office:value-type="float" office:value="3026" calcext:value-type="float">
            <text:p>302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34</text:p>
          </table:table-cell>
          <table:table-cell office:value-type="float" office:value="0.019278" calcext:value-type="float">
            <text:p>0.019278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" calcext:value-type="float">
            <text:p>0</text:p>
          </table:table-cell>
          <table:table-cell office:value-type="float" office:value="3168" calcext:value-type="float">
            <text:p>316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35</text:p>
          </table:table-cell>
          <table:table-cell office:value-type="float" office:value="0.024483" calcext:value-type="float">
            <text:p>0.024483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" calcext:value-type="float">
            <text:p>0</text:p>
          </table:table-cell>
          <table:table-cell office:value-type="float" office:value="3063" calcext:value-type="float">
            <text:p>306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36</text:p>
          </table:table-cell>
          <table:table-cell office:value-type="float" office:value="0.040971" calcext:value-type="float">
            <text:p>0.040971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" calcext:value-type="float">
            <text:p>0</text:p>
          </table:table-cell>
          <table:table-cell office:value-type="float" office:value="3115" calcext:value-type="float">
            <text:p>311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37</text:p>
          </table:table-cell>
          <table:table-cell office:value-type="float" office:value="0.038092" calcext:value-type="float">
            <text:p>0.038092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" calcext:value-type="float">
            <text:p>0</text:p>
          </table:table-cell>
          <table:table-cell office:value-type="float" office:value="3338" calcext:value-type="float">
            <text:p>333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38</text:p>
          </table:table-cell>
          <table:table-cell office:value-type="float" office:value="0.023166" calcext:value-type="float">
            <text:p>0.023166</text:p>
          </table:table-cell>
          <table:table-cell office:value-type="float" office:value="0.000224" calcext:value-type="float">
            <text:p>0.000224</text:p>
          </table:table-cell>
          <table:table-cell office:value-type="float" office:value="0" calcext:value-type="float">
            <text:p>0</text:p>
          </table:table-cell>
          <table:table-cell office:value-type="float" office:value="3221" calcext:value-type="float">
            <text:p>322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39</text:p>
          </table:table-cell>
          <table:table-cell office:value-type="float" office:value="0.020002" calcext:value-type="float">
            <text:p>0.020002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" calcext:value-type="float">
            <text:p>0</text:p>
          </table:table-cell>
          <table:table-cell office:value-type="float" office:value="2932" calcext:value-type="float">
            <text:p>293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40</text:p>
          </table:table-cell>
          <table:table-cell office:value-type="float" office:value="0.024479" calcext:value-type="float">
            <text:p>0.024479</text:p>
          </table:table-cell>
          <table:table-cell office:value-type="float" office:value="0.000224" calcext:value-type="float">
            <text:p>0.000224</text:p>
          </table:table-cell>
          <table:table-cell office:value-type="float" office:value="0" calcext:value-type="float">
            <text:p>0</text:p>
          </table:table-cell>
          <table:table-cell office:value-type="float" office:value="2920" calcext:value-type="float">
            <text:p>292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41</text:p>
          </table:table-cell>
          <table:table-cell office:value-type="float" office:value="0.017458" calcext:value-type="float">
            <text:p>0.017458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" calcext:value-type="float">
            <text:p>0</text:p>
          </table:table-cell>
          <table:table-cell office:value-type="float" office:value="3189" calcext:value-type="float">
            <text:p>318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42</text:p>
          </table:table-cell>
          <table:table-cell office:value-type="float" office:value="0.020597" calcext:value-type="float">
            <text:p>0.020597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0" calcext:value-type="float">
            <text:p>0</text:p>
          </table:table-cell>
          <table:table-cell office:value-type="float" office:value="3353" calcext:value-type="float">
            <text:p>335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43</text:p>
          </table:table-cell>
          <table:table-cell office:value-type="float" office:value="0.023589" calcext:value-type="float">
            <text:p>0.023589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" calcext:value-type="float">
            <text:p>0</text:p>
          </table:table-cell>
          <table:table-cell office:value-type="float" office:value="3113" calcext:value-type="float">
            <text:p>311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44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" calcext:value-type="float">
            <text:p>0</text:p>
          </table:table-cell>
          <table:table-cell office:value-type="float" office:value="3158" calcext:value-type="float">
            <text:p>315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45</text:p>
          </table:table-cell>
          <table:table-cell office:value-type="float" office:value="0.059814" calcext:value-type="float">
            <text:p>0.059814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46</text:p>
          </table:table-cell>
          <table:table-cell office:value-type="float" office:value="0.033493" calcext:value-type="float">
            <text:p>0.033493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" calcext:value-type="float">
            <text:p>0</text:p>
          </table:table-cell>
          <table:table-cell office:value-type="float" office:value="2976" calcext:value-type="float">
            <text:p>297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47</text:p>
          </table:table-cell>
          <table:table-cell office:value-type="float" office:value="0.035961" calcext:value-type="float">
            <text:p>0.035961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" calcext:value-type="float">
            <text:p>0</text:p>
          </table:table-cell>
          <table:table-cell office:value-type="float" office:value="2785" calcext:value-type="float">
            <text:p>278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48</text:p>
          </table:table-cell>
          <table:table-cell office:value-type="float" office:value="0.026562" calcext:value-type="float">
            <text:p>0.026562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" calcext:value-type="float">
            <text:p>0</text:p>
          </table:table-cell>
          <table:table-cell office:value-type="float" office:value="2579" calcext:value-type="float">
            <text:p>257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49</text:p>
          </table:table-cell>
          <table:table-cell office:value-type="float" office:value="0.044121" calcext:value-type="float">
            <text:p>0.044121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" calcext:value-type="float">
            <text:p>0</text:p>
          </table:table-cell>
          <table:table-cell office:value-type="float" office:value="3294" calcext:value-type="float">
            <text:p>329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50</text:p>
          </table:table-cell>
          <table:table-cell office:value-type="float" office:value="0.034747" calcext:value-type="float">
            <text:p>0.034747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" calcext:value-type="float">
            <text:p>0</text:p>
          </table:table-cell>
          <table:table-cell office:value-type="float" office:value="3635" calcext:value-type="float">
            <text:p>363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51</text:p>
          </table:table-cell>
          <table:table-cell office:value-type="float" office:value="0.034684" calcext:value-type="float">
            <text:p>0.034684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0" calcext:value-type="float">
            <text:p>0</text:p>
          </table:table-cell>
          <table:table-cell office:value-type="float" office:value="3519" calcext:value-type="float">
            <text:p>351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52</text:p>
          </table:table-cell>
          <table:table-cell office:value-type="float" office:value="0.023178" calcext:value-type="float">
            <text:p>0.023178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2941" calcext:value-type="float">
            <text:p>294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53</text:p>
          </table:table-cell>
          <table:table-cell office:value-type="float" office:value="0.014513" calcext:value-type="float">
            <text:p>0.014513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" calcext:value-type="float">
            <text:p>0</text:p>
          </table:table-cell>
          <table:table-cell office:value-type="float" office:value="2896" calcext:value-type="float">
            <text:p>289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54</text:p>
          </table:table-cell>
          <table:table-cell office:value-type="float" office:value="0.026496" calcext:value-type="float">
            <text:p>0.026496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" calcext:value-type="float">
            <text:p>0</text:p>
          </table:table-cell>
          <table:table-cell office:value-type="float" office:value="3283" calcext:value-type="float">
            <text:p>328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55</text:p>
          </table:table-cell>
          <table:table-cell office:value-type="float" office:value="0.018458" calcext:value-type="float">
            <text:p>0.018458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" calcext:value-type="float">
            <text:p>0</text:p>
          </table:table-cell>
          <table:table-cell office:value-type="float" office:value="3479" calcext:value-type="float">
            <text:p>347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56</text:p>
          </table:table-cell>
          <table:table-cell office:value-type="float" office:value="0.023338" calcext:value-type="float">
            <text:p>0.023338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2760" calcext:value-type="float">
            <text:p>276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57</text:p>
          </table:table-cell>
          <table:table-cell office:value-type="float" office:value="0.048349" calcext:value-type="float">
            <text:p>0.048349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" calcext:value-type="float">
            <text:p>0</text:p>
          </table:table-cell>
          <table:table-cell office:value-type="float" office:value="3506" calcext:value-type="float">
            <text:p>350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58</text:p>
          </table:table-cell>
          <table:table-cell office:value-type="float" office:value="0.035657" calcext:value-type="float">
            <text:p>0.035657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" calcext:value-type="float">
            <text:p>0</text:p>
          </table:table-cell>
          <table:table-cell office:value-type="float" office:value="3158" calcext:value-type="float">
            <text:p>315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8:59</text:p>
          </table:table-cell>
          <table:table-cell office:value-type="float" office:value="0.020266" calcext:value-type="float">
            <text:p>0.020266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" calcext:value-type="float">
            <text:p>0</text:p>
          </table:table-cell>
          <table:table-cell office:value-type="float" office:value="3307" calcext:value-type="float">
            <text:p>3307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00</text:p>
          </table:table-cell>
          <table:table-cell office:value-type="float" office:value="0.016811" calcext:value-type="float">
            <text:p>0.016811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" calcext:value-type="float">
            <text:p>0</text:p>
          </table:table-cell>
          <table:table-cell office:value-type="float" office:value="3057" calcext:value-type="float">
            <text:p>305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01</text:p>
          </table:table-cell>
          <table:table-cell office:value-type="float" office:value="0.037794" calcext:value-type="float">
            <text:p>0.037794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" calcext:value-type="float">
            <text:p>0</text:p>
          </table:table-cell>
          <table:table-cell office:value-type="float" office:value="3207" calcext:value-type="float">
            <text:p>320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02</text:p>
          </table:table-cell>
          <table:table-cell office:value-type="float" office:value="0.015916" calcext:value-type="float">
            <text:p>0.015916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" calcext:value-type="float">
            <text:p>0</text:p>
          </table:table-cell>
          <table:table-cell office:value-type="float" office:value="2959" calcext:value-type="float">
            <text:p>295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03</text:p>
          </table:table-cell>
          <table:table-cell office:value-type="float" office:value="0.014062" calcext:value-type="float">
            <text:p>0.014062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" calcext:value-type="float">
            <text:p>0</text:p>
          </table:table-cell>
          <table:table-cell office:value-type="float" office:value="3245" calcext:value-type="float">
            <text:p>324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04</text:p>
          </table:table-cell>
          <table:table-cell office:value-type="float" office:value="0.02034" calcext:value-type="float">
            <text:p>0.02034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" calcext:value-type="float">
            <text:p>0</text:p>
          </table:table-cell>
          <table:table-cell office:value-type="float" office:value="3010" calcext:value-type="float">
            <text:p>301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05</text:p>
          </table:table-cell>
          <table:table-cell office:value-type="float" office:value="0.023423" calcext:value-type="float">
            <text:p>0.023423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3264" calcext:value-type="float">
            <text:p>326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06</text:p>
          </table:table-cell>
          <table:table-cell office:value-type="float" office:value="0.024457" calcext:value-type="float">
            <text:p>0.024457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" calcext:value-type="float">
            <text:p>0</text:p>
          </table:table-cell>
          <table:table-cell office:value-type="float" office:value="3153" calcext:value-type="float">
            <text:p>315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07</text:p>
          </table:table-cell>
          <table:table-cell office:value-type="float" office:value="0.016471" calcext:value-type="float">
            <text:p>0.016471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" calcext:value-type="float">
            <text:p>0</text:p>
          </table:table-cell>
          <table:table-cell office:value-type="float" office:value="2932" calcext:value-type="float">
            <text:p>293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08</text:p>
          </table:table-cell>
          <table:table-cell office:value-type="float" office:value="0.023499" calcext:value-type="float">
            <text:p>0.023499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" calcext:value-type="float">
            <text:p>0</text:p>
          </table:table-cell>
          <table:table-cell office:value-type="float" office:value="3019" calcext:value-type="float">
            <text:p>301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09</text:p>
          </table:table-cell>
          <table:table-cell office:value-type="float" office:value="0.029918" calcext:value-type="float">
            <text:p>0.029918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" calcext:value-type="float">
            <text:p>0</text:p>
          </table:table-cell>
          <table:table-cell office:value-type="float" office:value="3018" calcext:value-type="float">
            <text:p>301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10</text:p>
          </table:table-cell>
          <table:table-cell office:value-type="float" office:value="0.015665" calcext:value-type="float">
            <text:p>0.015665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" calcext:value-type="float">
            <text:p>0</text:p>
          </table:table-cell>
          <table:table-cell office:value-type="float" office:value="2921" calcext:value-type="float">
            <text:p>292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11</text:p>
          </table:table-cell>
          <table:table-cell office:value-type="float" office:value="0.036724" calcext:value-type="float">
            <text:p>0.036724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" calcext:value-type="float">
            <text:p>0</text:p>
          </table:table-cell>
          <table:table-cell office:value-type="float" office:value="2975" calcext:value-type="float">
            <text:p>297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12</text:p>
          </table:table-cell>
          <table:table-cell office:value-type="float" office:value="0.021478" calcext:value-type="float">
            <text:p>0.021478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" calcext:value-type="float">
            <text:p>0</text:p>
          </table:table-cell>
          <table:table-cell office:value-type="float" office:value="2973" calcext:value-type="float">
            <text:p>297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13</text:p>
          </table:table-cell>
          <table:table-cell office:value-type="float" office:value="0.015686" calcext:value-type="float">
            <text:p>0.015686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" calcext:value-type="float">
            <text:p>0</text:p>
          </table:table-cell>
          <table:table-cell office:value-type="float" office:value="3278" calcext:value-type="float">
            <text:p>327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14</text:p>
          </table:table-cell>
          <table:table-cell office:value-type="float" office:value="0.021156" calcext:value-type="float">
            <text:p>0.021156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" calcext:value-type="float">
            <text:p>0</text:p>
          </table:table-cell>
          <table:table-cell office:value-type="float" office:value="3056" calcext:value-type="float">
            <text:p>305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15</text:p>
          </table:table-cell>
          <table:table-cell office:value-type="float" office:value="0.024233" calcext:value-type="float">
            <text:p>0.024233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" calcext:value-type="float">
            <text:p>0</text:p>
          </table:table-cell>
          <table:table-cell office:value-type="float" office:value="3330" calcext:value-type="float">
            <text:p>333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16</text:p>
          </table:table-cell>
          <table:table-cell office:value-type="float" office:value="0.014833" calcext:value-type="float">
            <text:p>0.014833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" calcext:value-type="float">
            <text:p>0</text:p>
          </table:table-cell>
          <table:table-cell office:value-type="float" office:value="3135" calcext:value-type="float">
            <text:p>313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17</text:p>
          </table:table-cell>
          <table:table-cell office:value-type="float" office:value="0.028425" calcext:value-type="float">
            <text:p>0.028425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" calcext:value-type="float">
            <text:p>0</text:p>
          </table:table-cell>
          <table:table-cell office:value-type="float" office:value="3282" calcext:value-type="float">
            <text:p>328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18</text:p>
          </table:table-cell>
          <table:table-cell office:value-type="float" office:value="0.030952" calcext:value-type="float">
            <text:p>0.030952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" calcext:value-type="float">
            <text:p>0</text:p>
          </table:table-cell>
          <table:table-cell office:value-type="float" office:value="3044" calcext:value-type="float">
            <text:p>304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19</text:p>
          </table:table-cell>
          <table:table-cell office:value-type="float" office:value="0.02914" calcext:value-type="float">
            <text:p>0.02914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" calcext:value-type="float">
            <text:p>0</text:p>
          </table:table-cell>
          <table:table-cell office:value-type="float" office:value="3016" calcext:value-type="float">
            <text:p>301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20</text:p>
          </table:table-cell>
          <table:table-cell office:value-type="float" office:value="0.03935" calcext:value-type="float">
            <text:p>0.03935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" calcext:value-type="float">
            <text:p>0</text:p>
          </table:table-cell>
          <table:table-cell office:value-type="float" office:value="3272" calcext:value-type="float">
            <text:p>327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21</text:p>
          </table:table-cell>
          <table:table-cell office:value-type="float" office:value="0.014946" calcext:value-type="float">
            <text:p>0.014946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" calcext:value-type="float">
            <text:p>0</text:p>
          </table:table-cell>
          <table:table-cell office:value-type="float" office:value="3347" calcext:value-type="float">
            <text:p>334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22</text:p>
          </table:table-cell>
          <table:table-cell office:value-type="float" office:value="0.022999" calcext:value-type="float">
            <text:p>0.022999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" calcext:value-type="float">
            <text:p>0</text:p>
          </table:table-cell>
          <table:table-cell office:value-type="float" office:value="3220" calcext:value-type="float">
            <text:p>322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23</text:p>
          </table:table-cell>
          <table:table-cell office:value-type="float" office:value="0.01977" calcext:value-type="float">
            <text:p>0.01977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" calcext:value-type="float">
            <text:p>0</text:p>
          </table:table-cell>
          <table:table-cell office:value-type="float" office:value="3147" calcext:value-type="float">
            <text:p>314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24</text:p>
          </table:table-cell>
          <table:table-cell office:value-type="float" office:value="0.066327" calcext:value-type="float">
            <text:p>0.066327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" calcext:value-type="float">
            <text:p>0</text:p>
          </table:table-cell>
          <table:table-cell office:value-type="float" office:value="2888" calcext:value-type="float">
            <text:p>288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25</text:p>
          </table:table-cell>
          <table:table-cell office:value-type="float" office:value="0.031449" calcext:value-type="float">
            <text:p>0.031449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" calcext:value-type="float">
            <text:p>0</text:p>
          </table:table-cell>
          <table:table-cell office:value-type="float" office:value="2897" calcext:value-type="float">
            <text:p>289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26</text:p>
          </table:table-cell>
          <table:table-cell office:value-type="float" office:value="0.031362" calcext:value-type="float">
            <text:p>0.031362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0" calcext:value-type="float">
            <text:p>0</text:p>
          </table:table-cell>
          <table:table-cell office:value-type="float" office:value="3193" calcext:value-type="float">
            <text:p>319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27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" calcext:value-type="float">
            <text:p>0</text:p>
          </table:table-cell>
          <table:table-cell office:value-type="float" office:value="3203" calcext:value-type="float">
            <text:p>320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28</text:p>
          </table:table-cell>
          <table:table-cell office:value-type="float" office:value="0.028949" calcext:value-type="float">
            <text:p>0.028949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" calcext:value-type="float">
            <text:p>0</text:p>
          </table:table-cell>
          <table:table-cell office:value-type="float" office:value="3193" calcext:value-type="float">
            <text:p>319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29</text:p>
          </table:table-cell>
          <table:table-cell office:value-type="float" office:value="0.022861" calcext:value-type="float">
            <text:p>0.022861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" calcext:value-type="float">
            <text:p>0</text:p>
          </table:table-cell>
          <table:table-cell office:value-type="float" office:value="2865" calcext:value-type="float">
            <text:p>286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30</text:p>
          </table:table-cell>
          <table:table-cell office:value-type="float" office:value="0.033158" calcext:value-type="float">
            <text:p>0.033158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" calcext:value-type="float">
            <text:p>0</text:p>
          </table:table-cell>
          <table:table-cell office:value-type="float" office:value="3099" calcext:value-type="float">
            <text:p>309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31</text:p>
          </table:table-cell>
          <table:table-cell office:value-type="float" office:value="0.016244" calcext:value-type="float">
            <text:p>0.016244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" calcext:value-type="float">
            <text:p>0</text:p>
          </table:table-cell>
          <table:table-cell office:value-type="float" office:value="3026" calcext:value-type="float">
            <text:p>302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32</text:p>
          </table:table-cell>
          <table:table-cell office:value-type="float" office:value="0.015528" calcext:value-type="float">
            <text:p>0.015528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" calcext:value-type="float">
            <text:p>0</text:p>
          </table:table-cell>
          <table:table-cell office:value-type="float" office:value="3264" calcext:value-type="float">
            <text:p>326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33</text:p>
          </table:table-cell>
          <table:table-cell office:value-type="float" office:value="0.021806" calcext:value-type="float">
            <text:p>0.021806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" calcext:value-type="float">
            <text:p>0</text:p>
          </table:table-cell>
          <table:table-cell office:value-type="float" office:value="3405" calcext:value-type="float">
            <text:p>340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34</text:p>
          </table:table-cell>
          <table:table-cell office:value-type="float" office:value="0.017502" calcext:value-type="float">
            <text:p>0.017502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" calcext:value-type="float">
            <text:p>0</text:p>
          </table:table-cell>
          <table:table-cell office:value-type="float" office:value="3413" calcext:value-type="float">
            <text:p>341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35</text:p>
          </table:table-cell>
          <table:table-cell office:value-type="float" office:value="0.040433" calcext:value-type="float">
            <text:p>0.040433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" calcext:value-type="float">
            <text:p>0</text:p>
          </table:table-cell>
          <table:table-cell office:value-type="float" office:value="3021" calcext:value-type="float">
            <text:p>302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36</text:p>
          </table:table-cell>
          <table:table-cell office:value-type="float" office:value="0.045762" calcext:value-type="float">
            <text:p>0.045762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" calcext:value-type="float">
            <text:p>0</text:p>
          </table:table-cell>
          <table:table-cell office:value-type="float" office:value="2949" calcext:value-type="float">
            <text:p>294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37</text:p>
          </table:table-cell>
          <table:table-cell office:value-type="float" office:value="0.023184" calcext:value-type="float">
            <text:p>0.023184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" calcext:value-type="float">
            <text:p>0</text:p>
          </table:table-cell>
          <table:table-cell office:value-type="float" office:value="3240" calcext:value-type="float">
            <text:p>324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38</text:p>
          </table:table-cell>
          <table:table-cell office:value-type="float" office:value="0.018485" calcext:value-type="float">
            <text:p>0.018485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" calcext:value-type="float">
            <text:p>0</text:p>
          </table:table-cell>
          <table:table-cell office:value-type="float" office:value="3145" calcext:value-type="float">
            <text:p>314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39</text:p>
          </table:table-cell>
          <table:table-cell office:value-type="float" office:value="0.013643" calcext:value-type="float">
            <text:p>0.013643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3151" calcext:value-type="float">
            <text:p>315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40</text:p>
          </table:table-cell>
          <table:table-cell office:value-type="float" office:value="0.023419" calcext:value-type="float">
            <text:p>0.023419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" calcext:value-type="float">
            <text:p>0</text:p>
          </table:table-cell>
          <table:table-cell office:value-type="float" office:value="2987" calcext:value-type="float">
            <text:p>298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41</text:p>
          </table:table-cell>
          <table:table-cell office:value-type="float" office:value="0.026544" calcext:value-type="float">
            <text:p>0.026544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" calcext:value-type="float">
            <text:p>0</text:p>
          </table:table-cell>
          <table:table-cell office:value-type="float" office:value="2885" calcext:value-type="float">
            <text:p>288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42</text:p>
          </table:table-cell>
          <table:table-cell office:value-type="float" office:value="0.028594" calcext:value-type="float">
            <text:p>0.028594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" calcext:value-type="float">
            <text:p>0</text:p>
          </table:table-cell>
          <table:table-cell office:value-type="float" office:value="2956" calcext:value-type="float">
            <text:p>295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43</text:p>
          </table:table-cell>
          <table:table-cell office:value-type="float" office:value="0.030803" calcext:value-type="float">
            <text:p>0.030803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" calcext:value-type="float">
            <text:p>0</text:p>
          </table:table-cell>
          <table:table-cell office:value-type="float" office:value="3116" calcext:value-type="float">
            <text:p>311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44</text:p>
          </table:table-cell>
          <table:table-cell office:value-type="float" office:value="0.031863" calcext:value-type="float">
            <text:p>0.031863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" calcext:value-type="float">
            <text:p>0</text:p>
          </table:table-cell>
          <table:table-cell office:value-type="float" office:value="3093" calcext:value-type="float">
            <text:p>309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45</text:p>
          </table:table-cell>
          <table:table-cell office:value-type="float" office:value="0.059084" calcext:value-type="float">
            <text:p>0.059084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" calcext:value-type="float">
            <text:p>0</text:p>
          </table:table-cell>
          <table:table-cell office:value-type="float" office:value="3108" calcext:value-type="float">
            <text:p>310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46</text:p>
          </table:table-cell>
          <table:table-cell office:value-type="float" office:value="0.028221" calcext:value-type="float">
            <text:p>0.028221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" calcext:value-type="float">
            <text:p>0</text:p>
          </table:table-cell>
          <table:table-cell office:value-type="float" office:value="3023" calcext:value-type="float">
            <text:p>302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47</text:p>
          </table:table-cell>
          <table:table-cell office:value-type="float" office:value="0.02717" calcext:value-type="float">
            <text:p>0.02717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" calcext:value-type="float">
            <text:p>0</text:p>
          </table:table-cell>
          <table:table-cell office:value-type="float" office:value="3098" calcext:value-type="float">
            <text:p>309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48</text:p>
          </table:table-cell>
          <table:table-cell office:value-type="float" office:value="0.034053" calcext:value-type="float">
            <text:p>0.034053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2804" calcext:value-type="float">
            <text:p>280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49</text:p>
          </table:table-cell>
          <table:table-cell office:value-type="float" office:value="0.017757" calcext:value-type="float">
            <text:p>0.017757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" calcext:value-type="float">
            <text:p>0</text:p>
          </table:table-cell>
          <table:table-cell office:value-type="float" office:value="3497" calcext:value-type="float">
            <text:p>349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50</text:p>
          </table:table-cell>
          <table:table-cell office:value-type="float" office:value="0.018125" calcext:value-type="float">
            <text:p>0.018125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2874" calcext:value-type="float">
            <text:p>287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51</text:p>
          </table:table-cell>
          <table:table-cell office:value-type="float" office:value="0.027165" calcext:value-type="float">
            <text:p>0.027165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" calcext:value-type="float">
            <text:p>0</text:p>
          </table:table-cell>
          <table:table-cell office:value-type="float" office:value="3076" calcext:value-type="float">
            <text:p>307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52</text:p>
          </table:table-cell>
          <table:table-cell office:value-type="float" office:value="0.039973" calcext:value-type="float">
            <text:p>0.039973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" calcext:value-type="float">
            <text:p>0</text:p>
          </table:table-cell>
          <table:table-cell office:value-type="float" office:value="3387" calcext:value-type="float">
            <text:p>338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53</text:p>
          </table:table-cell>
          <table:table-cell office:value-type="float" office:value="0.02024" calcext:value-type="float">
            <text:p>0.02024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" calcext:value-type="float">
            <text:p>0</text:p>
          </table:table-cell>
          <table:table-cell office:value-type="float" office:value="3165" calcext:value-type="float">
            <text:p>316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54</text:p>
          </table:table-cell>
          <table:table-cell office:value-type="float" office:value="0.014673" calcext:value-type="float">
            <text:p>0.014673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" calcext:value-type="float">
            <text:p>0</text:p>
          </table:table-cell>
          <table:table-cell office:value-type="float" office:value="3247" calcext:value-type="float">
            <text:p>324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55</text:p>
          </table:table-cell>
          <table:table-cell office:value-type="float" office:value="0.014166" calcext:value-type="float">
            <text:p>0.014166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" calcext:value-type="float">
            <text:p>0</text:p>
          </table:table-cell>
          <table:table-cell office:value-type="float" office:value="2710" calcext:value-type="float">
            <text:p>271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56</text:p>
          </table:table-cell>
          <table:table-cell office:value-type="float" office:value="0.016721" calcext:value-type="float">
            <text:p>0.016721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" calcext:value-type="float">
            <text:p>0</text:p>
          </table:table-cell>
          <table:table-cell office:value-type="float" office:value="3433" calcext:value-type="float">
            <text:p>343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57</text:p>
          </table:table-cell>
          <table:table-cell office:value-type="float" office:value="0.02941" calcext:value-type="float">
            <text:p>0.02941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" calcext:value-type="float">
            <text:p>0</text:p>
          </table:table-cell>
          <table:table-cell office:value-type="float" office:value="3279" calcext:value-type="float">
            <text:p>327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58</text:p>
          </table:table-cell>
          <table:table-cell office:value-type="float" office:value="0.032207" calcext:value-type="float">
            <text:p>0.032207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" calcext:value-type="float">
            <text:p>0</text:p>
          </table:table-cell>
          <table:table-cell office:value-type="float" office:value="3325" calcext:value-type="float">
            <text:p>332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9:59</text:p>
          </table:table-cell>
          <table:table-cell office:value-type="float" office:value="0.014812" calcext:value-type="float">
            <text:p>0.014812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" calcext:value-type="float">
            <text:p>0</text:p>
          </table:table-cell>
          <table:table-cell office:value-type="float" office:value="3064" calcext:value-type="float">
            <text:p>306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00</text:p>
          </table:table-cell>
          <table:table-cell office:value-type="float" office:value="0.020677" calcext:value-type="float">
            <text:p>0.020677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2988" calcext:value-type="float">
            <text:p>298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01</text:p>
          </table:table-cell>
          <table:table-cell office:value-type="float" office:value="0.014431" calcext:value-type="float">
            <text:p>0.014431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" calcext:value-type="float">
            <text:p>0</text:p>
          </table:table-cell>
          <table:table-cell office:value-type="float" office:value="3197" calcext:value-type="float">
            <text:p>319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02</text:p>
          </table:table-cell>
          <table:table-cell office:value-type="float" office:value="0.016466" calcext:value-type="float">
            <text:p>0.016466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" calcext:value-type="float">
            <text:p>0</text:p>
          </table:table-cell>
          <table:table-cell office:value-type="float" office:value="3367" calcext:value-type="float">
            <text:p>336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03</text:p>
          </table:table-cell>
          <table:table-cell office:value-type="float" office:value="0.021377" calcext:value-type="float">
            <text:p>0.021377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" calcext:value-type="float">
            <text:p>0</text:p>
          </table:table-cell>
          <table:table-cell office:value-type="float" office:value="2971" calcext:value-type="float">
            <text:p>297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04</text:p>
          </table:table-cell>
          <table:table-cell office:value-type="float" office:value="0.036615" calcext:value-type="float">
            <text:p>0.036615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" calcext:value-type="float">
            <text:p>0</text:p>
          </table:table-cell>
          <table:table-cell office:value-type="float" office:value="3352" calcext:value-type="float">
            <text:p>335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05</text:p>
          </table:table-cell>
          <table:table-cell office:value-type="float" office:value="0.036816" calcext:value-type="float">
            <text:p>0.036816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" calcext:value-type="float">
            <text:p>0</text:p>
          </table:table-cell>
          <table:table-cell office:value-type="float" office:value="2938" calcext:value-type="float">
            <text:p>293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06</text:p>
          </table:table-cell>
          <table:table-cell office:value-type="float" office:value="0.033891" calcext:value-type="float">
            <text:p>0.033891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" calcext:value-type="float">
            <text:p>0</text:p>
          </table:table-cell>
          <table:table-cell office:value-type="float" office:value="2811" calcext:value-type="float">
            <text:p>281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07</text:p>
          </table:table-cell>
          <table:table-cell office:value-type="float" office:value="0.016956" calcext:value-type="float">
            <text:p>0.016956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" calcext:value-type="float">
            <text:p>0</text:p>
          </table:table-cell>
          <table:table-cell office:value-type="float" office:value="2835" calcext:value-type="float">
            <text:p>283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08</text:p>
          </table:table-cell>
          <table:table-cell office:value-type="float" office:value="0.025529" calcext:value-type="float">
            <text:p>0.025529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" calcext:value-type="float">
            <text:p>0</text:p>
          </table:table-cell>
          <table:table-cell office:value-type="float" office:value="3399" calcext:value-type="float">
            <text:p>339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09</text:p>
          </table:table-cell>
          <table:table-cell office:value-type="float" office:value="0.016379" calcext:value-type="float">
            <text:p>0.016379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" calcext:value-type="float">
            <text:p>0</text:p>
          </table:table-cell>
          <table:table-cell office:value-type="float" office:value="2975" calcext:value-type="float">
            <text:p>297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10</text:p>
          </table:table-cell>
          <table:table-cell office:value-type="float" office:value="0.037087" calcext:value-type="float">
            <text:p>0.037087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" calcext:value-type="float">
            <text:p>0</text:p>
          </table:table-cell>
          <table:table-cell office:value-type="float" office:value="2887" calcext:value-type="float">
            <text:p>288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11</text:p>
          </table:table-cell>
          <table:table-cell office:value-type="float" office:value="0.028418" calcext:value-type="float">
            <text:p>0.028418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" calcext:value-type="float">
            <text:p>0</text:p>
          </table:table-cell>
          <table:table-cell office:value-type="float" office:value="3298" calcext:value-type="float">
            <text:p>329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12</text:p>
          </table:table-cell>
          <table:table-cell office:value-type="float" office:value="0.027635" calcext:value-type="float">
            <text:p>0.027635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" calcext:value-type="float">
            <text:p>0</text:p>
          </table:table-cell>
          <table:table-cell office:value-type="float" office:value="3063" calcext:value-type="float">
            <text:p>3063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13</text:p>
          </table:table-cell>
          <table:table-cell office:value-type="float" office:value="0.01794" calcext:value-type="float">
            <text:p>0.01794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" calcext:value-type="float">
            <text:p>0</text:p>
          </table:table-cell>
          <table:table-cell office:value-type="float" office:value="2986" calcext:value-type="float">
            <text:p>2986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14</text:p>
          </table:table-cell>
          <table:table-cell office:value-type="float" office:value="0.032725" calcext:value-type="float">
            <text:p>0.032725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" calcext:value-type="float">
            <text:p>0</text:p>
          </table:table-cell>
          <table:table-cell office:value-type="float" office:value="3006" calcext:value-type="float">
            <text:p>300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15</text:p>
          </table:table-cell>
          <table:table-cell office:value-type="float" office:value="0.012423" calcext:value-type="float">
            <text:p>0.012423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" calcext:value-type="float">
            <text:p>0</text:p>
          </table:table-cell>
          <table:table-cell office:value-type="float" office:value="2863" calcext:value-type="float">
            <text:p>286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16</text:p>
          </table:table-cell>
          <table:table-cell office:value-type="float" office:value="0.016338" calcext:value-type="float">
            <text:p>0.016338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" calcext:value-type="float">
            <text:p>0</text:p>
          </table:table-cell>
          <table:table-cell office:value-type="float" office:value="3129" calcext:value-type="float">
            <text:p>312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17</text:p>
          </table:table-cell>
          <table:table-cell office:value-type="float" office:value="0.037143" calcext:value-type="float">
            <text:p>0.037143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" calcext:value-type="float">
            <text:p>0</text:p>
          </table:table-cell>
          <table:table-cell office:value-type="float" office:value="2999" calcext:value-type="float">
            <text:p>299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18</text:p>
          </table:table-cell>
          <table:table-cell office:value-type="float" office:value="0.023858" calcext:value-type="float">
            <text:p>0.023858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" calcext:value-type="float">
            <text:p>0</text:p>
          </table:table-cell>
          <table:table-cell office:value-type="float" office:value="3029" calcext:value-type="float">
            <text:p>302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19</text:p>
          </table:table-cell>
          <table:table-cell office:value-type="float" office:value="0.029961" calcext:value-type="float">
            <text:p>0.029961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" calcext:value-type="float">
            <text:p>0</text:p>
          </table:table-cell>
          <table:table-cell office:value-type="float" office:value="3457" calcext:value-type="float">
            <text:p>345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20</text:p>
          </table:table-cell>
          <table:table-cell office:value-type="float" office:value="0.015627" calcext:value-type="float">
            <text:p>0.015627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" calcext:value-type="float">
            <text:p>0</text:p>
          </table:table-cell>
          <table:table-cell office:value-type="float" office:value="3488" calcext:value-type="float">
            <text:p>348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21</text:p>
          </table:table-cell>
          <table:table-cell office:value-type="float" office:value="0.021265" calcext:value-type="float">
            <text:p>0.021265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" calcext:value-type="float">
            <text:p>0</text:p>
          </table:table-cell>
          <table:table-cell office:value-type="float" office:value="3113" calcext:value-type="float">
            <text:p>311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22</text:p>
          </table:table-cell>
          <table:table-cell office:value-type="float" office:value="0.01828" calcext:value-type="float">
            <text:p>0.01828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" calcext:value-type="float">
            <text:p>0</text:p>
          </table:table-cell>
          <table:table-cell office:value-type="float" office:value="3285" calcext:value-type="float">
            <text:p>328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23</text:p>
          </table:table-cell>
          <table:table-cell office:value-type="float" office:value="0.02189" calcext:value-type="float">
            <text:p>0.02189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24</text:p>
          </table:table-cell>
          <table:table-cell office:value-type="float" office:value="0.014013" calcext:value-type="float">
            <text:p>0.014013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" calcext:value-type="float">
            <text:p>0</text:p>
          </table:table-cell>
          <table:table-cell office:value-type="float" office:value="3068" calcext:value-type="float">
            <text:p>306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25</text:p>
          </table:table-cell>
          <table:table-cell office:value-type="float" office:value="0.04137" calcext:value-type="float">
            <text:p>0.04137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" calcext:value-type="float">
            <text:p>0</text:p>
          </table:table-cell>
          <table:table-cell office:value-type="float" office:value="2855" calcext:value-type="float">
            <text:p>285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26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" calcext:value-type="float">
            <text:p>0</text:p>
          </table:table-cell>
          <table:table-cell office:value-type="float" office:value="3073" calcext:value-type="float">
            <text:p>307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27</text:p>
          </table:table-cell>
          <table:table-cell office:value-type="float" office:value="0.027308" calcext:value-type="float">
            <text:p>0.027308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" calcext:value-type="float">
            <text:p>0</text:p>
          </table:table-cell>
          <table:table-cell office:value-type="float" office:value="2750" calcext:value-type="float">
            <text:p>275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28</text:p>
          </table:table-cell>
          <table:table-cell office:value-type="float" office:value="0.012761" calcext:value-type="float">
            <text:p>0.012761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" calcext:value-type="float">
            <text:p>0</text:p>
          </table:table-cell>
          <table:table-cell office:value-type="float" office:value="3122" calcext:value-type="float">
            <text:p>312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29</text:p>
          </table:table-cell>
          <table:table-cell office:value-type="float" office:value="0.01686" calcext:value-type="float">
            <text:p>0.01686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" calcext:value-type="float">
            <text:p>0</text:p>
          </table:table-cell>
          <table:table-cell office:value-type="float" office:value="2970" calcext:value-type="float">
            <text:p>297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30</text:p>
          </table:table-cell>
          <table:table-cell office:value-type="float" office:value="0.015085" calcext:value-type="float">
            <text:p>0.015085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" calcext:value-type="float">
            <text:p>0</text:p>
          </table:table-cell>
          <table:table-cell office:value-type="float" office:value="3134" calcext:value-type="float">
            <text:p>313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31</text:p>
          </table:table-cell>
          <table:table-cell office:value-type="float" office:value="0.031738" calcext:value-type="float">
            <text:p>0.031738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" calcext:value-type="float">
            <text:p>0</text:p>
          </table:table-cell>
          <table:table-cell office:value-type="float" office:value="3453" calcext:value-type="float">
            <text:p>345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32</text:p>
          </table:table-cell>
          <table:table-cell office:value-type="float" office:value="0.036358" calcext:value-type="float">
            <text:p>0.036358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" calcext:value-type="float">
            <text:p>0</text:p>
          </table:table-cell>
          <table:table-cell office:value-type="float" office:value="3030" calcext:value-type="float">
            <text:p>303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33</text:p>
          </table:table-cell>
          <table:table-cell office:value-type="float" office:value="0.026589" calcext:value-type="float">
            <text:p>0.026589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3133" calcext:value-type="float">
            <text:p>313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34</text:p>
          </table:table-cell>
          <table:table-cell office:value-type="float" office:value="0.014874" calcext:value-type="float">
            <text:p>0.014874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35</text:p>
          </table:table-cell>
          <table:table-cell office:value-type="float" office:value="0.020231" calcext:value-type="float">
            <text:p>0.020231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" calcext:value-type="float">
            <text:p>0</text:p>
          </table:table-cell>
          <table:table-cell office:value-type="float" office:value="3251" calcext:value-type="float">
            <text:p>325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36</text:p>
          </table:table-cell>
          <table:table-cell office:value-type="float" office:value="0.029332" calcext:value-type="float">
            <text:p>0.029332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" calcext:value-type="float">
            <text:p>0</text:p>
          </table:table-cell>
          <table:table-cell office:value-type="float" office:value="3046" calcext:value-type="float">
            <text:p>304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37</text:p>
          </table:table-cell>
          <table:table-cell office:value-type="float" office:value="0.028068" calcext:value-type="float">
            <text:p>0.028068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" calcext:value-type="float">
            <text:p>0</text:p>
          </table:table-cell>
          <table:table-cell office:value-type="float" office:value="2777" calcext:value-type="float">
            <text:p>277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38</text:p>
          </table:table-cell>
          <table:table-cell office:value-type="float" office:value="0.04213" calcext:value-type="float">
            <text:p>0.04213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" calcext:value-type="float">
            <text:p>0</text:p>
          </table:table-cell>
          <table:table-cell office:value-type="float" office:value="3057" calcext:value-type="float">
            <text:p>305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39</text:p>
          </table:table-cell>
          <table:table-cell office:value-type="float" office:value="0.014803" calcext:value-type="float">
            <text:p>0.014803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" calcext:value-type="float">
            <text:p>0</text:p>
          </table:table-cell>
          <table:table-cell office:value-type="float" office:value="3166" calcext:value-type="float">
            <text:p>31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40</text:p>
          </table:table-cell>
          <table:table-cell office:value-type="float" office:value="0.031099" calcext:value-type="float">
            <text:p>0.031099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" calcext:value-type="float">
            <text:p>0</text:p>
          </table:table-cell>
          <table:table-cell office:value-type="float" office:value="3177" calcext:value-type="float">
            <text:p>317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41</text:p>
          </table:table-cell>
          <table:table-cell office:value-type="float" office:value="0.02086" calcext:value-type="float">
            <text:p>0.02086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" calcext:value-type="float">
            <text:p>0</text:p>
          </table:table-cell>
          <table:table-cell office:value-type="float" office:value="3040" calcext:value-type="float">
            <text:p>304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42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" calcext:value-type="float">
            <text:p>0</text:p>
          </table:table-cell>
          <table:table-cell office:value-type="float" office:value="2827" calcext:value-type="float">
            <text:p>282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43</text:p>
          </table:table-cell>
          <table:table-cell office:value-type="float" office:value="0.018231" calcext:value-type="float">
            <text:p>0.018231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" calcext:value-type="float">
            <text:p>0</text:p>
          </table:table-cell>
          <table:table-cell office:value-type="float" office:value="3440" calcext:value-type="float">
            <text:p>344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44</text:p>
          </table:table-cell>
          <table:table-cell office:value-type="float" office:value="0.03655" calcext:value-type="float">
            <text:p>0.03655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" calcext:value-type="float">
            <text:p>0</text:p>
          </table:table-cell>
          <table:table-cell office:value-type="float" office:value="3203" calcext:value-type="float">
            <text:p>320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45</text:p>
          </table:table-cell>
          <table:table-cell office:value-type="float" office:value="0.043874" calcext:value-type="float">
            <text:p>0.043874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" calcext:value-type="float">
            <text:p>0</text:p>
          </table:table-cell>
          <table:table-cell office:value-type="float" office:value="3064" calcext:value-type="float">
            <text:p>306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46</text:p>
          </table:table-cell>
          <table:table-cell office:value-type="float" office:value="0.015698" calcext:value-type="float">
            <text:p>0.015698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" calcext:value-type="float">
            <text:p>0</text:p>
          </table:table-cell>
          <table:table-cell office:value-type="float" office:value="3232" calcext:value-type="float">
            <text:p>323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47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" calcext:value-type="float">
            <text:p>0</text:p>
          </table:table-cell>
          <table:table-cell office:value-type="float" office:value="2978" calcext:value-type="float">
            <text:p>297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48</text:p>
          </table:table-cell>
          <table:table-cell office:value-type="float" office:value="0.014176" calcext:value-type="float">
            <text:p>0.014176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" calcext:value-type="float">
            <text:p>0</text:p>
          </table:table-cell>
          <table:table-cell office:value-type="float" office:value="3035" calcext:value-type="float">
            <text:p>303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49</text:p>
          </table:table-cell>
          <table:table-cell office:value-type="float" office:value="0.042995" calcext:value-type="float">
            <text:p>0.042995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" calcext:value-type="float">
            <text:p>0</text:p>
          </table:table-cell>
          <table:table-cell office:value-type="float" office:value="3299" calcext:value-type="float">
            <text:p>329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50</text:p>
          </table:table-cell>
          <table:table-cell office:value-type="float" office:value="0.019621" calcext:value-type="float">
            <text:p>0.01962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3092" calcext:value-type="float">
            <text:p>309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51</text:p>
          </table:table-cell>
          <table:table-cell office:value-type="float" office:value="0.015251" calcext:value-type="float">
            <text:p>0.015251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2768" calcext:value-type="float">
            <text:p>276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52</text:p>
          </table:table-cell>
          <table:table-cell office:value-type="float" office:value="0.019797" calcext:value-type="float">
            <text:p>0.019797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0" calcext:value-type="float">
            <text:p>0</text:p>
          </table:table-cell>
          <table:table-cell office:value-type="float" office:value="3336" calcext:value-type="float">
            <text:p>333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53</text:p>
          </table:table-cell>
          <table:table-cell office:value-type="float" office:value="0.015301" calcext:value-type="float">
            <text:p>0.015301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" calcext:value-type="float">
            <text:p>0</text:p>
          </table:table-cell>
          <table:table-cell office:value-type="float" office:value="3048" calcext:value-type="float">
            <text:p>304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54</text:p>
          </table:table-cell>
          <table:table-cell office:value-type="float" office:value="0.034338" calcext:value-type="float">
            <text:p>0.034338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" calcext:value-type="float">
            <text:p>0</text:p>
          </table:table-cell>
          <table:table-cell office:value-type="float" office:value="2856" calcext:value-type="float">
            <text:p>285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55</text:p>
          </table:table-cell>
          <table:table-cell office:value-type="float" office:value="0.026064" calcext:value-type="float">
            <text:p>0.026064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" calcext:value-type="float">
            <text:p>0</text:p>
          </table:table-cell>
          <table:table-cell office:value-type="float" office:value="2899" calcext:value-type="float">
            <text:p>289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8:00:56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13:08:36.539462651</dc:date>
    <meta:editing-duration>PT3M45S</meta:editing-duration>
    <meta:editing-cycles>1</meta:editing-cycles>
    <meta:generator>LibreOffice/5.4.0.3$Linux_X86_64 LibreOffice_project/7556cbc6811c9d992f4064ab9287069087d7f62c</meta:generator>
    <meta:document-statistic meta:table-count="1" meta:cell-count="112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2.824cm" svg:y="0.315cm" chart:style-name="ch2">
          <text:p>test 290, 400 TPS with only resized-already images</text:p>
        </chart:title>
        <chart:legend chart:legend-position="end" svg:x="14.001cm" svg:y="4.005cm" style:legend-expansion="high" chart:style-name="ch3"/>
        <chart:plot-area chart:style-name="ch4" table:cell-range-address="test290.G1:test290.G160 test290.C1:test290.D160" chart:data-source-has-labels="row" svg:x="0.32cm" svg:y="1.248cm" svg:width="13.361cm" svg:height="7.572cm">
          <chartooo:coordinate-region svg:x="1.232cm" svg:y="1.422cm" svg:width="12.17cm" svg:height="6.80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290.C2:test290.C160" chart:label-cell-address="test290.C1:test290.C1" chart:class="chart:scatter">
            <chart:domain table:cell-range-address="test290.G2:test290.G160"/>
            <chart:data-point chart:repeated="159"/>
          </chart:series>
          <chart:series chart:style-name="ch9" chart:values-cell-range-address="test290.D2:test290.D160" chart:label-cell-address="test290.D1:test290.D1" chart:class="chart:scatter">
            <chart:data-point chart:repeated="1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90.C1:test290.C1</svg:desc>
                </draw:g>
              </table:table-cell>
              <table:table-cell office:value-type="string">
                <text:p>xfertime</text:p>
                <draw:g>
                  <svg:desc>test290.D1:test29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0">
                <text:p>210</text:p>
                <draw:g>
                  <svg:desc>test290.G2:test290.G160</svg:desc>
                </draw:g>
              </table:table-cell>
              <table:table-cell office:value-type="float" office:value="0.022081">
                <text:p>0.022081</text:p>
                <draw:g>
                  <svg:desc>test290.C2:test290.C160</svg:desc>
                </draw:g>
              </table:table-cell>
              <table:table-cell office:value-type="float" office:value="0.000214">
                <text:p>0.000214</text:p>
                <draw:g>
                  <svg:desc>test290.D2:test290.D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">
                <text:p>399</text:p>
              </table:table-cell>
              <table:table-cell office:value-type="float" office:value="0.021843">
                <text:p>0.021843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">
                <text:p>399</text:p>
              </table:table-cell>
              <table:table-cell office:value-type="float" office:value="0.012904">
                <text:p>0.012904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9">
                <text:p>399</text:p>
              </table:table-cell>
              <table:table-cell office:value-type="float" office:value="0.049165">
                <text:p>0.049165</text:p>
              </table:table-cell>
              <table:table-cell office:value-type="float" office:value="0.000206">
                <text:p>0.000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9">
                <text:p>399</text:p>
              </table:table-cell>
              <table:table-cell office:value-type="float" office:value="0.05027">
                <text:p>0.05027</text:p>
              </table:table-cell>
              <table:table-cell office:value-type="float" office:value="0.000198">
                <text:p>0.000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9">
                <text:p>399</text:p>
              </table:table-cell>
              <table:table-cell office:value-type="float" office:value="0.019496">
                <text:p>0.019496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9">
                <text:p>399</text:p>
              </table:table-cell>
              <table:table-cell office:value-type="float" office:value="0.016018">
                <text:p>0.016018</text:p>
              </table:table-cell>
              <table:table-cell office:value-type="float" office:value="0.000207">
                <text:p>0.0002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9">
                <text:p>399</text:p>
              </table:table-cell>
              <table:table-cell office:value-type="float" office:value="0.024709">
                <text:p>0.024709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9">
                <text:p>399</text:p>
              </table:table-cell>
              <table:table-cell office:value-type="float" office:value="0.024095">
                <text:p>0.024095</text:p>
              </table:table-cell>
              <table:table-cell office:value-type="float" office:value="0.000237">
                <text:p>0.0002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">
                <text:p>399</text:p>
              </table:table-cell>
              <table:table-cell office:value-type="float" office:value="0.021926">
                <text:p>0.021926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9">
                <text:p>399</text:p>
              </table:table-cell>
              <table:table-cell office:value-type="float" office:value="0.018464">
                <text:p>0.018464</text:p>
              </table:table-cell>
              <table:table-cell office:value-type="float" office:value="0.000213">
                <text:p>0.000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9">
                <text:p>399</text:p>
              </table:table-cell>
              <table:table-cell office:value-type="float" office:value="0.018282">
                <text:p>0.018282</text:p>
              </table:table-cell>
              <table:table-cell office:value-type="float" office:value="0.000207">
                <text:p>0.0002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9">
                <text:p>399</text:p>
              </table:table-cell>
              <table:table-cell office:value-type="float" office:value="0.036486">
                <text:p>0.036486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9">
                <text:p>399</text:p>
              </table:table-cell>
              <table:table-cell office:value-type="float" office:value="0.017682">
                <text:p>0.017682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9">
                <text:p>399</text:p>
              </table:table-cell>
              <table:table-cell office:value-type="float" office:value="0.012778">
                <text:p>0.012778</text:p>
              </table:table-cell>
              <table:table-cell office:value-type="float" office:value="0.000218">
                <text:p>0.0002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9">
                <text:p>399</text:p>
              </table:table-cell>
              <table:table-cell office:value-type="float" office:value="0.015161">
                <text:p>0.015161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9">
                <text:p>399</text:p>
              </table:table-cell>
              <table:table-cell office:value-type="float" office:value="0.019278">
                <text:p>0.019278</text:p>
              </table:table-cell>
              <table:table-cell office:value-type="float" office:value="0.000215">
                <text:p>0.0002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">
                <text:p>399</text:p>
              </table:table-cell>
              <table:table-cell office:value-type="float" office:value="0.024483">
                <text:p>0.024483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">
                <text:p>399</text:p>
              </table:table-cell>
              <table:table-cell office:value-type="float" office:value="0.040971">
                <text:p>0.040971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">
                <text:p>399</text:p>
              </table:table-cell>
              <table:table-cell office:value-type="float" office:value="0.038092">
                <text:p>0.038092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9">
                <text:p>399</text:p>
              </table:table-cell>
              <table:table-cell office:value-type="float" office:value="0.023166">
                <text:p>0.023166</text:p>
              </table:table-cell>
              <table:table-cell office:value-type="float" office:value="0.000224">
                <text:p>0.0002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9">
                <text:p>399</text:p>
              </table:table-cell>
              <table:table-cell office:value-type="float" office:value="0.020002">
                <text:p>0.020002</text:p>
              </table:table-cell>
              <table:table-cell office:value-type="float" office:value="0.000176">
                <text:p>0.000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9">
                <text:p>399</text:p>
              </table:table-cell>
              <table:table-cell office:value-type="float" office:value="0.024479">
                <text:p>0.024479</text:p>
              </table:table-cell>
              <table:table-cell office:value-type="float" office:value="0.000224">
                <text:p>0.0002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9">
                <text:p>399</text:p>
              </table:table-cell>
              <table:table-cell office:value-type="float" office:value="0.017458">
                <text:p>0.017458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9">
                <text:p>399</text:p>
              </table:table-cell>
              <table:table-cell office:value-type="float" office:value="0.020597">
                <text:p>0.020597</text:p>
              </table:table-cell>
              <table:table-cell office:value-type="float" office:value="0.000257">
                <text:p>0.0002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9">
                <text:p>399</text:p>
              </table:table-cell>
              <table:table-cell office:value-type="float" office:value="0.023589">
                <text:p>0.023589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7">
                <text:p>397</text:p>
              </table:table-cell>
              <table:table-cell office:value-type="float" office:value="0.0501">
                <text:p>0.0501</text:p>
              </table:table-cell>
              <table:table-cell office:value-type="float" office:value="0.000213">
                <text:p>0.0002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9">
                <text:p>399</text:p>
              </table:table-cell>
              <table:table-cell office:value-type="float" office:value="0.059814">
                <text:p>0.059814</text:p>
              </table:table-cell>
              <table:table-cell office:value-type="float" office:value="0.000185">
                <text:p>0.0001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">
                <text:p>400</text:p>
              </table:table-cell>
              <table:table-cell office:value-type="float" office:value="0.033493">
                <text:p>0.033493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9">
                <text:p>399</text:p>
              </table:table-cell>
              <table:table-cell office:value-type="float" office:value="0.035961">
                <text:p>0.035961</text:p>
              </table:table-cell>
              <table:table-cell office:value-type="float" office:value="0.000202">
                <text:p>0.0002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9">
                <text:p>399</text:p>
              </table:table-cell>
              <table:table-cell office:value-type="float" office:value="0.026562">
                <text:p>0.026562</text:p>
              </table:table-cell>
              <table:table-cell office:value-type="float" office:value="0.000211">
                <text:p>0.0002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9">
                <text:p>399</text:p>
              </table:table-cell>
              <table:table-cell office:value-type="float" office:value="0.044121">
                <text:p>0.044121</text:p>
              </table:table-cell>
              <table:table-cell office:value-type="float" office:value="0.000228">
                <text:p>0.0002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9">
                <text:p>399</text:p>
              </table:table-cell>
              <table:table-cell office:value-type="float" office:value="0.034747">
                <text:p>0.034747</text:p>
              </table:table-cell>
              <table:table-cell office:value-type="float" office:value="0.000229">
                <text:p>0.0002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9">
                <text:p>399</text:p>
              </table:table-cell>
              <table:table-cell office:value-type="float" office:value="0.034684">
                <text:p>0.034684</text:p>
              </table:table-cell>
              <table:table-cell office:value-type="float" office:value="0.000217">
                <text:p>0.0002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">
                <text:p>399</text:p>
              </table:table-cell>
              <table:table-cell office:value-type="float" office:value="0.023178">
                <text:p>0.023178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9">
                <text:p>399</text:p>
              </table:table-cell>
              <table:table-cell office:value-type="float" office:value="0.014513">
                <text:p>0.014513</text:p>
              </table:table-cell>
              <table:table-cell office:value-type="float" office:value="0.000193">
                <text:p>0.0001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9">
                <text:p>399</text:p>
              </table:table-cell>
              <table:table-cell office:value-type="float" office:value="0.026496">
                <text:p>0.026496</text:p>
              </table:table-cell>
              <table:table-cell office:value-type="float" office:value="0.000207">
                <text:p>0.0002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">
                <text:p>399</text:p>
              </table:table-cell>
              <table:table-cell office:value-type="float" office:value="0.018458">
                <text:p>0.018458</text:p>
              </table:table-cell>
              <table:table-cell office:value-type="float" office:value="0.000206">
                <text:p>0.0002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">
                <text:p>399</text:p>
              </table:table-cell>
              <table:table-cell office:value-type="float" office:value="0.023338">
                <text:p>0.023338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">
                <text:p>399</text:p>
              </table:table-cell>
              <table:table-cell office:value-type="float" office:value="0.048349">
                <text:p>0.048349</text:p>
              </table:table-cell>
              <table:table-cell office:value-type="float" office:value="0.000194">
                <text:p>0.0001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7">
                <text:p>397</text:p>
              </table:table-cell>
              <table:table-cell office:value-type="float" office:value="0.035657">
                <text:p>0.035657</text:p>
              </table:table-cell>
              <table:table-cell office:value-type="float" office:value="0.000199">
                <text:p>0.0001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1">
                <text:p>401</text:p>
              </table:table-cell>
              <table:table-cell office:value-type="float" office:value="0.020266">
                <text:p>0.020266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9">
                <text:p>399</text:p>
              </table:table-cell>
              <table:table-cell office:value-type="float" office:value="0.016811">
                <text:p>0.016811</text:p>
              </table:table-cell>
              <table:table-cell office:value-type="float" office:value="0.000167">
                <text:p>0.000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9">
                <text:p>399</text:p>
              </table:table-cell>
              <table:table-cell office:value-type="float" office:value="0.037794">
                <text:p>0.037794</text:p>
              </table:table-cell>
              <table:table-cell office:value-type="float" office:value="0.000167">
                <text:p>0.0001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9">
                <text:p>399</text:p>
              </table:table-cell>
              <table:table-cell office:value-type="float" office:value="0.015916">
                <text:p>0.015916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9">
                <text:p>399</text:p>
              </table:table-cell>
              <table:table-cell office:value-type="float" office:value="0.014062">
                <text:p>0.014062</text:p>
              </table:table-cell>
              <table:table-cell office:value-type="float" office:value="0.000216">
                <text:p>0.0002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9">
                <text:p>399</text:p>
              </table:table-cell>
              <table:table-cell office:value-type="float" office:value="0.02034">
                <text:p>0.02034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9">
                <text:p>399</text:p>
              </table:table-cell>
              <table:table-cell office:value-type="float" office:value="0.023423">
                <text:p>0.023423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9">
                <text:p>399</text:p>
              </table:table-cell>
              <table:table-cell office:value-type="float" office:value="0.024457">
                <text:p>0.024457</text:p>
              </table:table-cell>
              <table:table-cell office:value-type="float" office:value="0.000185">
                <text:p>0.0001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9">
                <text:p>399</text:p>
              </table:table-cell>
              <table:table-cell office:value-type="float" office:value="0.016471">
                <text:p>0.016471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9">
                <text:p>399</text:p>
              </table:table-cell>
              <table:table-cell office:value-type="float" office:value="0.023499">
                <text:p>0.023499</text:p>
              </table:table-cell>
              <table:table-cell office:value-type="float" office:value="0.000172">
                <text:p>0.0001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9">
                <text:p>399</text:p>
              </table:table-cell>
              <table:table-cell office:value-type="float" office:value="0.029918">
                <text:p>0.029918</text:p>
              </table:table-cell>
              <table:table-cell office:value-type="float" office:value="0.000204">
                <text:p>0.0002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9">
                <text:p>399</text:p>
              </table:table-cell>
              <table:table-cell office:value-type="float" office:value="0.015665">
                <text:p>0.015665</text:p>
              </table:table-cell>
              <table:table-cell office:value-type="float" office:value="0.000236">
                <text:p>0.0002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9">
                <text:p>399</text:p>
              </table:table-cell>
              <table:table-cell office:value-type="float" office:value="0.036724">
                <text:p>0.036724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9">
                <text:p>399</text:p>
              </table:table-cell>
              <table:table-cell office:value-type="float" office:value="0.021478">
                <text:p>0.021478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9">
                <text:p>399</text:p>
              </table:table-cell>
              <table:table-cell office:value-type="float" office:value="0.015686">
                <text:p>0.015686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9">
                <text:p>399</text:p>
              </table:table-cell>
              <table:table-cell office:value-type="float" office:value="0.021156">
                <text:p>0.021156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9">
                <text:p>399</text:p>
              </table:table-cell>
              <table:table-cell office:value-type="float" office:value="0.024233">
                <text:p>0.024233</text:p>
              </table:table-cell>
              <table:table-cell office:value-type="float" office:value="0.000214">
                <text:p>0.0002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9">
                <text:p>399</text:p>
              </table:table-cell>
              <table:table-cell office:value-type="float" office:value="0.014833">
                <text:p>0.014833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9">
                <text:p>399</text:p>
              </table:table-cell>
              <table:table-cell office:value-type="float" office:value="0.028425">
                <text:p>0.028425</text:p>
              </table:table-cell>
              <table:table-cell office:value-type="float" office:value="0.00031">
                <text:p>0.000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9">
                <text:p>399</text:p>
              </table:table-cell>
              <table:table-cell office:value-type="float" office:value="0.030952">
                <text:p>0.030952</text:p>
              </table:table-cell>
              <table:table-cell office:value-type="float" office:value="0.000192">
                <text:p>0.0001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9">
                <text:p>399</text:p>
              </table:table-cell>
              <table:table-cell office:value-type="float" office:value="0.02914">
                <text:p>0.02914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9">
                <text:p>399</text:p>
              </table:table-cell>
              <table:table-cell office:value-type="float" office:value="0.03935">
                <text:p>0.03935</text:p>
              </table:table-cell>
              <table:table-cell office:value-type="float" office:value="0.000249">
                <text:p>0.0002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9">
                <text:p>399</text:p>
              </table:table-cell>
              <table:table-cell office:value-type="float" office:value="0.014946">
                <text:p>0.014946</text:p>
              </table:table-cell>
              <table:table-cell office:value-type="float" office:value="0.000211">
                <text:p>0.0002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9">
                <text:p>399</text:p>
              </table:table-cell>
              <table:table-cell office:value-type="float" office:value="0.022999">
                <text:p>0.022999</text:p>
              </table:table-cell>
              <table:table-cell office:value-type="float" office:value="0.000194">
                <text:p>0.0001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9">
                <text:p>399</text:p>
              </table:table-cell>
              <table:table-cell office:value-type="float" office:value="0.01977">
                <text:p>0.01977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9">
                <text:p>399</text:p>
              </table:table-cell>
              <table:table-cell office:value-type="float" office:value="0.066327">
                <text:p>0.066327</text:p>
              </table:table-cell>
              <table:table-cell office:value-type="float" office:value="0.000244">
                <text:p>0.0002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9">
                <text:p>399</text:p>
              </table:table-cell>
              <table:table-cell office:value-type="float" office:value="0.031449">
                <text:p>0.031449</text:p>
              </table:table-cell>
              <table:table-cell office:value-type="float" office:value="0.000193">
                <text:p>0.0001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9">
                <text:p>399</text:p>
              </table:table-cell>
              <table:table-cell office:value-type="float" office:value="0.031362">
                <text:p>0.031362</text:p>
              </table:table-cell>
              <table:table-cell office:value-type="float" office:value="0.000258">
                <text:p>0.0002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9">
                <text:p>399</text:p>
              </table:table-cell>
              <table:table-cell office:value-type="float" office:value="0.0442">
                <text:p>0.0442</text:p>
              </table:table-cell>
              <table:table-cell office:value-type="float" office:value="0.000196">
                <text:p>0.0001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8">
                <text:p>398</text:p>
              </table:table-cell>
              <table:table-cell office:value-type="float" office:value="0.028949">
                <text:p>0.028949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9">
                <text:p>399</text:p>
              </table:table-cell>
              <table:table-cell office:value-type="float" office:value="0.022861">
                <text:p>0.022861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9">
                <text:p>399</text:p>
              </table:table-cell>
              <table:table-cell office:value-type="float" office:value="0.033158">
                <text:p>0.033158</text:p>
              </table:table-cell>
              <table:table-cell office:value-type="float" office:value="0.000206">
                <text:p>0.0002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9">
                <text:p>399</text:p>
              </table:table-cell>
              <table:table-cell office:value-type="float" office:value="0.016244">
                <text:p>0.016244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9">
                <text:p>399</text:p>
              </table:table-cell>
              <table:table-cell office:value-type="float" office:value="0.015528">
                <text:p>0.015528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9">
                <text:p>399</text:p>
              </table:table-cell>
              <table:table-cell office:value-type="float" office:value="0.021806">
                <text:p>0.021806</text:p>
              </table:table-cell>
              <table:table-cell office:value-type="float" office:value="0.000206">
                <text:p>0.0002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9">
                <text:p>399</text:p>
              </table:table-cell>
              <table:table-cell office:value-type="float" office:value="0.017502">
                <text:p>0.017502</text:p>
              </table:table-cell>
              <table:table-cell office:value-type="float" office:value="0.000232">
                <text:p>0.0002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9">
                <text:p>399</text:p>
              </table:table-cell>
              <table:table-cell office:value-type="float" office:value="0.040433">
                <text:p>0.040433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8">
                <text:p>398</text:p>
              </table:table-cell>
              <table:table-cell office:value-type="float" office:value="0.045762">
                <text:p>0.045762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">
                <text:p>400</text:p>
              </table:table-cell>
              <table:table-cell office:value-type="float" office:value="0.023184">
                <text:p>0.023184</text:p>
              </table:table-cell>
              <table:table-cell office:value-type="float" office:value="0.000191">
                <text:p>0.0001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9">
                <text:p>399</text:p>
              </table:table-cell>
              <table:table-cell office:value-type="float" office:value="0.018485">
                <text:p>0.018485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9">
                <text:p>399</text:p>
              </table:table-cell>
              <table:table-cell office:value-type="float" office:value="0.013643">
                <text:p>0.013643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9">
                <text:p>399</text:p>
              </table:table-cell>
              <table:table-cell office:value-type="float" office:value="0.023419">
                <text:p>0.023419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9">
                <text:p>399</text:p>
              </table:table-cell>
              <table:table-cell office:value-type="float" office:value="0.026544">
                <text:p>0.026544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9">
                <text:p>399</text:p>
              </table:table-cell>
              <table:table-cell office:value-type="float" office:value="0.028594">
                <text:p>0.028594</text:p>
              </table:table-cell>
              <table:table-cell office:value-type="float" office:value="0.000225">
                <text:p>0.0002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9">
                <text:p>399</text:p>
              </table:table-cell>
              <table:table-cell office:value-type="float" office:value="0.030803">
                <text:p>0.030803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8">
                <text:p>398</text:p>
              </table:table-cell>
              <table:table-cell office:value-type="float" office:value="0.031863">
                <text:p>0.031863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8">
                <text:p>398</text:p>
              </table:table-cell>
              <table:table-cell office:value-type="float" office:value="0.059084">
                <text:p>0.059084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9">
                <text:p>399</text:p>
              </table:table-cell>
              <table:table-cell office:value-type="float" office:value="0.028221">
                <text:p>0.028221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9">
                <text:p>399</text:p>
              </table:table-cell>
              <table:table-cell office:value-type="float" office:value="0.02717">
                <text:p>0.02717</text:p>
              </table:table-cell>
              <table:table-cell office:value-type="float" office:value="0.000215">
                <text:p>0.0002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9">
                <text:p>399</text:p>
              </table:table-cell>
              <table:table-cell office:value-type="float" office:value="0.034053">
                <text:p>0.034053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9">
                <text:p>399</text:p>
              </table:table-cell>
              <table:table-cell office:value-type="float" office:value="0.017757">
                <text:p>0.017757</text:p>
              </table:table-cell>
              <table:table-cell office:value-type="float" office:value="0.000203">
                <text:p>0.0002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9">
                <text:p>399</text:p>
              </table:table-cell>
              <table:table-cell office:value-type="float" office:value="0.018125">
                <text:p>0.018125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9">
                <text:p>399</text:p>
              </table:table-cell>
              <table:table-cell office:value-type="float" office:value="0.027165">
                <text:p>0.027165</text:p>
              </table:table-cell>
              <table:table-cell office:value-type="float" office:value="0.000196">
                <text:p>0.0001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9">
                <text:p>399</text:p>
              </table:table-cell>
              <table:table-cell office:value-type="float" office:value="0.039973">
                <text:p>0.039973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9">
                <text:p>399</text:p>
              </table:table-cell>
              <table:table-cell office:value-type="float" office:value="0.02024">
                <text:p>0.02024</text:p>
              </table:table-cell>
              <table:table-cell office:value-type="float" office:value="0.000194">
                <text:p>0.0001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9">
                <text:p>399</text:p>
              </table:table-cell>
              <table:table-cell office:value-type="float" office:value="0.014673">
                <text:p>0.014673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9">
                <text:p>399</text:p>
              </table:table-cell>
              <table:table-cell office:value-type="float" office:value="0.014166">
                <text:p>0.014166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9">
                <text:p>399</text:p>
              </table:table-cell>
              <table:table-cell office:value-type="float" office:value="0.016721">
                <text:p>0.016721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9">
                <text:p>399</text:p>
              </table:table-cell>
              <table:table-cell office:value-type="float" office:value="0.02941">
                <text:p>0.02941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9">
                <text:p>399</text:p>
              </table:table-cell>
              <table:table-cell office:value-type="float" office:value="0.032207">
                <text:p>0.032207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9">
                <text:p>399</text:p>
              </table:table-cell>
              <table:table-cell office:value-type="float" office:value="0.014812">
                <text:p>0.014812</text:p>
              </table:table-cell>
              <table:table-cell office:value-type="float" office:value="0.000244">
                <text:p>0.0002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9">
                <text:p>399</text:p>
              </table:table-cell>
              <table:table-cell office:value-type="float" office:value="0.020677">
                <text:p>0.020677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9">
                <text:p>399</text:p>
              </table:table-cell>
              <table:table-cell office:value-type="float" office:value="0.014431">
                <text:p>0.014431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9">
                <text:p>399</text:p>
              </table:table-cell>
              <table:table-cell office:value-type="float" office:value="0.016466">
                <text:p>0.016466</text:p>
              </table:table-cell>
              <table:table-cell office:value-type="float" office:value="0.000179">
                <text:p>0.0001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9">
                <text:p>399</text:p>
              </table:table-cell>
              <table:table-cell office:value-type="float" office:value="0.021377">
                <text:p>0.021377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8">
                <text:p>398</text:p>
              </table:table-cell>
              <table:table-cell office:value-type="float" office:value="0.036615">
                <text:p>0.036615</text:p>
              </table:table-cell>
              <table:table-cell office:value-type="float" office:value="0.000191">
                <text:p>0.0001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0">
                <text:p>400</text:p>
              </table:table-cell>
              <table:table-cell office:value-type="float" office:value="0.036816">
                <text:p>0.036816</text:p>
              </table:table-cell>
              <table:table-cell office:value-type="float" office:value="0.000185">
                <text:p>0.0001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9">
                <text:p>399</text:p>
              </table:table-cell>
              <table:table-cell office:value-type="float" office:value="0.033891">
                <text:p>0.033891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9">
                <text:p>399</text:p>
              </table:table-cell>
              <table:table-cell office:value-type="float" office:value="0.016956">
                <text:p>0.016956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9">
                <text:p>399</text:p>
              </table:table-cell>
              <table:table-cell office:value-type="float" office:value="0.025529">
                <text:p>0.025529</text:p>
              </table:table-cell>
              <table:table-cell office:value-type="float" office:value="0.000254">
                <text:p>0.0002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9">
                <text:p>399</text:p>
              </table:table-cell>
              <table:table-cell office:value-type="float" office:value="0.016379">
                <text:p>0.016379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9">
                <text:p>399</text:p>
              </table:table-cell>
              <table:table-cell office:value-type="float" office:value="0.037087">
                <text:p>0.037087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7">
                <text:p>397</text:p>
              </table:table-cell>
              <table:table-cell office:value-type="float" office:value="0.028418">
                <text:p>0.028418</text:p>
              </table:table-cell>
              <table:table-cell office:value-type="float" office:value="0.000253">
                <text:p>0.0002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7">
                <text:p>397</text:p>
              </table:table-cell>
              <table:table-cell office:value-type="float" office:value="0.027635">
                <text:p>0.027635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1">
                <text:p>401</text:p>
              </table:table-cell>
              <table:table-cell office:value-type="float" office:value="0.01794">
                <text:p>0.01794</text:p>
              </table:table-cell>
              <table:table-cell office:value-type="float" office:value="0.000275">
                <text:p>0.0002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9">
                <text:p>399</text:p>
              </table:table-cell>
              <table:table-cell office:value-type="float" office:value="0.032725">
                <text:p>0.032725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9">
                <text:p>399</text:p>
              </table:table-cell>
              <table:table-cell office:value-type="float" office:value="0.012423">
                <text:p>0.012423</text:p>
              </table:table-cell>
              <table:table-cell office:value-type="float" office:value="0.000194">
                <text:p>0.0001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9">
                <text:p>399</text:p>
              </table:table-cell>
              <table:table-cell office:value-type="float" office:value="0.016338">
                <text:p>0.016338</text:p>
              </table:table-cell>
              <table:table-cell office:value-type="float" office:value="0.000207">
                <text:p>0.0002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9">
                <text:p>399</text:p>
              </table:table-cell>
              <table:table-cell office:value-type="float" office:value="0.037143">
                <text:p>0.037143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9">
                <text:p>399</text:p>
              </table:table-cell>
              <table:table-cell office:value-type="float" office:value="0.023858">
                <text:p>0.023858</text:p>
              </table:table-cell>
              <table:table-cell office:value-type="float" office:value="0.000204">
                <text:p>0.0002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9">
                <text:p>399</text:p>
              </table:table-cell>
              <table:table-cell office:value-type="float" office:value="0.029961">
                <text:p>0.029961</text:p>
              </table:table-cell>
              <table:table-cell office:value-type="float" office:value="0.000197">
                <text:p>0.0001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9">
                <text:p>399</text:p>
              </table:table-cell>
              <table:table-cell office:value-type="float" office:value="0.015627">
                <text:p>0.015627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9">
                <text:p>399</text:p>
              </table:table-cell>
              <table:table-cell office:value-type="float" office:value="0.021265">
                <text:p>0.021265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9">
                <text:p>399</text:p>
              </table:table-cell>
              <table:table-cell office:value-type="float" office:value="0.01828">
                <text:p>0.01828</text:p>
              </table:table-cell>
              <table:table-cell office:value-type="float" office:value="0.000216">
                <text:p>0.0002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9">
                <text:p>399</text:p>
              </table:table-cell>
              <table:table-cell office:value-type="float" office:value="0.02189">
                <text:p>0.02189</text:p>
              </table:table-cell>
              <table:table-cell office:value-type="float" office:value="0.000185">
                <text:p>0.0001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9">
                <text:p>399</text:p>
              </table:table-cell>
              <table:table-cell office:value-type="float" office:value="0.014013">
                <text:p>0.014013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9">
                <text:p>399</text:p>
              </table:table-cell>
              <table:table-cell office:value-type="float" office:value="0.04137">
                <text:p>0.04137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9">
                <text:p>399</text:p>
              </table:table-cell>
              <table:table-cell office:value-type="float" office:value="0.01525">
                <text:p>0.01525</text:p>
              </table:table-cell>
              <table:table-cell office:value-type="float" office:value="0.000201">
                <text:p>0.0002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">
                <text:p>399</text:p>
              </table:table-cell>
              <table:table-cell office:value-type="float" office:value="0.027308">
                <text:p>0.027308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9">
                <text:p>399</text:p>
              </table:table-cell>
              <table:table-cell office:value-type="float" office:value="0.012761">
                <text:p>0.012761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9">
                <text:p>399</text:p>
              </table:table-cell>
              <table:table-cell office:value-type="float" office:value="0.01686">
                <text:p>0.01686</text:p>
              </table:table-cell>
              <table:table-cell office:value-type="float" office:value="0.000218">
                <text:p>0.0002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9">
                <text:p>399</text:p>
              </table:table-cell>
              <table:table-cell office:value-type="float" office:value="0.015085">
                <text:p>0.015085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9">
                <text:p>399</text:p>
              </table:table-cell>
              <table:table-cell office:value-type="float" office:value="0.031738">
                <text:p>0.031738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99">
                <text:p>399</text:p>
              </table:table-cell>
              <table:table-cell office:value-type="float" office:value="0.036358">
                <text:p>0.036358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9">
                <text:p>399</text:p>
              </table:table-cell>
              <table:table-cell office:value-type="float" office:value="0.026589">
                <text:p>0.026589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9">
                <text:p>399</text:p>
              </table:table-cell>
              <table:table-cell office:value-type="float" office:value="0.014874">
                <text:p>0.014874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9">
                <text:p>399</text:p>
              </table:table-cell>
              <table:table-cell office:value-type="float" office:value="0.020231">
                <text:p>0.020231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9">
                <text:p>399</text:p>
              </table:table-cell>
              <table:table-cell office:value-type="float" office:value="0.029332">
                <text:p>0.029332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9">
                <text:p>399</text:p>
              </table:table-cell>
              <table:table-cell office:value-type="float" office:value="0.028068">
                <text:p>0.028068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99">
                <text:p>399</text:p>
              </table:table-cell>
              <table:table-cell office:value-type="float" office:value="0.04213">
                <text:p>0.04213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9">
                <text:p>399</text:p>
              </table:table-cell>
              <table:table-cell office:value-type="float" office:value="0.014803">
                <text:p>0.014803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9">
                <text:p>399</text:p>
              </table:table-cell>
              <table:table-cell office:value-type="float" office:value="0.031099">
                <text:p>0.031099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9">
                <text:p>399</text:p>
              </table:table-cell>
              <table:table-cell office:value-type="float" office:value="0.02086">
                <text:p>0.02086</text:p>
              </table:table-cell>
              <table:table-cell office:value-type="float" office:value="0.000213">
                <text:p>0.0002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99">
                <text:p>399</text:p>
              </table:table-cell>
              <table:table-cell office:value-type="float" office:value="0.01505">
                <text:p>0.01505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9">
                <text:p>399</text:p>
              </table:table-cell>
              <table:table-cell office:value-type="float" office:value="0.018231">
                <text:p>0.018231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9">
                <text:p>399</text:p>
              </table:table-cell>
              <table:table-cell office:value-type="float" office:value="0.03655">
                <text:p>0.03655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9">
                <text:p>399</text:p>
              </table:table-cell>
              <table:table-cell office:value-type="float" office:value="0.043874">
                <text:p>0.043874</text:p>
              </table:table-cell>
              <table:table-cell office:value-type="float" office:value="0.000192">
                <text:p>0.0001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99">
                <text:p>399</text:p>
              </table:table-cell>
              <table:table-cell office:value-type="float" office:value="0.015698">
                <text:p>0.015698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9">
                <text:p>399</text:p>
              </table:table-cell>
              <table:table-cell office:value-type="float" office:value="0.01558">
                <text:p>0.01558</text:p>
              </table:table-cell>
              <table:table-cell office:value-type="float" office:value="0.000202">
                <text:p>0.0002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9">
                <text:p>399</text:p>
              </table:table-cell>
              <table:table-cell office:value-type="float" office:value="0.014176">
                <text:p>0.014176</text:p>
              </table:table-cell>
              <table:table-cell office:value-type="float" office:value="0.000193">
                <text:p>0.0001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9">
                <text:p>399</text:p>
              </table:table-cell>
              <table:table-cell office:value-type="float" office:value="0.042995">
                <text:p>0.042995</text:p>
              </table:table-cell>
              <table:table-cell office:value-type="float" office:value="0.000185">
                <text:p>0.0001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9">
                <text:p>399</text:p>
              </table:table-cell>
              <table:table-cell office:value-type="float" office:value="0.019621">
                <text:p>0.019621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9">
                <text:p>399</text:p>
              </table:table-cell>
              <table:table-cell office:value-type="float" office:value="0.015251">
                <text:p>0.015251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9">
                <text:p>399</text:p>
              </table:table-cell>
              <table:table-cell office:value-type="float" office:value="0.019797">
                <text:p>0.019797</text:p>
              </table:table-cell>
              <table:table-cell office:value-type="float" office:value="0.000217">
                <text:p>0.0002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9">
                <text:p>399</text:p>
              </table:table-cell>
              <table:table-cell office:value-type="float" office:value="0.015301">
                <text:p>0.015301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9">
                <text:p>399</text:p>
              </table:table-cell>
              <table:table-cell office:value-type="float" office:value="0.034338">
                <text:p>0.034338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9">
                <text:p>399</text:p>
              </table:table-cell>
              <table:table-cell office:value-type="float" office:value="0.026064">
                <text:p>0.026064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24cm" svg:y="0.315cm" chart:style-name="ch2">
          <text:p>test 290, 400 TPS with only resized-already images</text:p>
        </chart:title>
        <chart:legend chart:legend-position="end" svg:x="14.398cm" svg:y="4.227cm" style:legend-expansion="high" chart:style-name="ch3"/>
        <chart:plot-area chart:style-name="ch4" table:cell-range-address="test290.F1:test290.F160" chart:data-source-has-labels="row" svg:x="0.32cm" svg:y="1.248cm" svg:width="13.758cm" svg:height="7.572cm">
          <chartooo:coordinate-region svg:x="1.312cm" svg:y="1.369cm" svg:width="12.766cm" svg:height="6.51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290.F2:test290.F160" chart:label-cell-address="test290.F1:test290.F1" chart:class="chart:bar">
            <chart:data-point chart:repeated="1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290.F1:test29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75">
                <text:p>2975</text:p>
                <draw:g>
                  <svg:desc>test290.F2:test290.F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36">
                <text:p>3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38">
                <text:p>33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57">
                <text:p>3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33">
                <text:p>32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91">
                <text:p>31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38">
                <text:p>33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21">
                <text:p>32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53">
                <text:p>33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58">
                <text:p>31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79">
                <text:p>25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19">
                <text:p>35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41">
                <text:p>29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06">
                <text:p>35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58">
                <text:p>31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57">
                <text:p>30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07">
                <text:p>32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59">
                <text:p>29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75">
                <text:p>29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16">
                <text:p>30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47">
                <text:p>31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13">
                <text:p>34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21">
                <text:p>30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45">
                <text:p>31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51">
                <text:p>31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56">
                <text:p>29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16">
                <text:p>31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87">
                <text:p>33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33">
                <text:p>34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88">
                <text:p>29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97">
                <text:p>31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67">
                <text:p>33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52">
                <text:p>33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11">
                <text:p>28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75">
                <text:p>29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06">
                <text:p>30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29">
                <text:p>30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14">
                <text:p>32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33">
                <text:p>31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51">
                <text:p>32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57">
                <text:p>30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35">
                <text:p>30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99">
                <text:p>32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24cm" svg:y="0.315cm" chart:style-name="ch2">
          <text:p>test 290, 400 TPS with only resized-already images</text:p>
        </chart:title>
        <chart:legend chart:legend-position="end" svg:x="14.001cm" svg:y="4.005cm" style:legend-expansion="high" chart:style-name="ch3"/>
        <chart:plot-area chart:style-name="ch4" table:cell-range-address="test290.C1:test290.D160" chart:data-source-has-labels="row" svg:x="0.32cm" svg:y="1.248cm" svg:width="13.361cm" svg:height="7.572cm">
          <chartooo:coordinate-region svg:x="1.232cm" svg:y="1.37cm" svg:width="12.449cm" svg:height="6.51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290.C2:test290.C160" chart:label-cell-address="test290.C1:test290.C1" chart:class="chart:bar">
            <chart:data-point chart:repeated="159"/>
          </chart:series>
          <chart:series chart:style-name="ch9" chart:values-cell-range-address="test290.D2:test290.D160" chart:label-cell-address="test290.D1:test290.D1" chart:class="chart:bar">
            <chart:data-point chart:repeated="1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90.C1:test290.C1</svg:desc>
                </draw:g>
              </table:table-cell>
              <table:table-cell office:value-type="string">
                <text:p>xfertime</text:p>
                <draw:g>
                  <svg:desc>test290.D1:test29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2081">
                <text:p>0.022081</text:p>
                <draw:g>
                  <svg:desc>test290.C2:test290.C160</svg:desc>
                </draw:g>
              </table:table-cell>
              <table:table-cell office:value-type="float" office:value="0.000214">
                <text:p>0.000214</text:p>
                <draw:g>
                  <svg:desc>test290.D2:test290.D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1843">
                <text:p>0.021843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904">
                <text:p>0.012904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9165">
                <text:p>0.049165</text:p>
              </table:table-cell>
              <table:table-cell office:value-type="float" office:value="0.000206">
                <text:p>0.000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027">
                <text:p>0.05027</text:p>
              </table:table-cell>
              <table:table-cell office:value-type="float" office:value="0.000198">
                <text:p>0.000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9496">
                <text:p>0.019496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6018">
                <text:p>0.016018</text:p>
              </table:table-cell>
              <table:table-cell office:value-type="float" office:value="0.000207">
                <text:p>0.0002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4709">
                <text:p>0.024709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4095">
                <text:p>0.024095</text:p>
              </table:table-cell>
              <table:table-cell office:value-type="float" office:value="0.000237">
                <text:p>0.0002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1926">
                <text:p>0.021926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8464">
                <text:p>0.018464</text:p>
              </table:table-cell>
              <table:table-cell office:value-type="float" office:value="0.000213">
                <text:p>0.000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8282">
                <text:p>0.018282</text:p>
              </table:table-cell>
              <table:table-cell office:value-type="float" office:value="0.000207">
                <text:p>0.0002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6486">
                <text:p>0.036486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7682">
                <text:p>0.017682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2778">
                <text:p>0.012778</text:p>
              </table:table-cell>
              <table:table-cell office:value-type="float" office:value="0.000218">
                <text:p>0.0002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161">
                <text:p>0.015161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9278">
                <text:p>0.019278</text:p>
              </table:table-cell>
              <table:table-cell office:value-type="float" office:value="0.000215">
                <text:p>0.0002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4483">
                <text:p>0.024483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0971">
                <text:p>0.040971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8092">
                <text:p>0.038092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3166">
                <text:p>0.023166</text:p>
              </table:table-cell>
              <table:table-cell office:value-type="float" office:value="0.000224">
                <text:p>0.0002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0002">
                <text:p>0.020002</text:p>
              </table:table-cell>
              <table:table-cell office:value-type="float" office:value="0.000176">
                <text:p>0.000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4479">
                <text:p>0.024479</text:p>
              </table:table-cell>
              <table:table-cell office:value-type="float" office:value="0.000224">
                <text:p>0.0002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7458">
                <text:p>0.017458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0597">
                <text:p>0.020597</text:p>
              </table:table-cell>
              <table:table-cell office:value-type="float" office:value="0.000257">
                <text:p>0.0002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3589">
                <text:p>0.023589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01">
                <text:p>0.0501</text:p>
              </table:table-cell>
              <table:table-cell office:value-type="float" office:value="0.000213">
                <text:p>0.0002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9814">
                <text:p>0.059814</text:p>
              </table:table-cell>
              <table:table-cell office:value-type="float" office:value="0.000185">
                <text:p>0.0001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3493">
                <text:p>0.033493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5961">
                <text:p>0.035961</text:p>
              </table:table-cell>
              <table:table-cell office:value-type="float" office:value="0.000202">
                <text:p>0.0002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6562">
                <text:p>0.026562</text:p>
              </table:table-cell>
              <table:table-cell office:value-type="float" office:value="0.000211">
                <text:p>0.0002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4121">
                <text:p>0.044121</text:p>
              </table:table-cell>
              <table:table-cell office:value-type="float" office:value="0.000228">
                <text:p>0.0002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4747">
                <text:p>0.034747</text:p>
              </table:table-cell>
              <table:table-cell office:value-type="float" office:value="0.000229">
                <text:p>0.0002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4684">
                <text:p>0.034684</text:p>
              </table:table-cell>
              <table:table-cell office:value-type="float" office:value="0.000217">
                <text:p>0.0002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3178">
                <text:p>0.023178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4513">
                <text:p>0.014513</text:p>
              </table:table-cell>
              <table:table-cell office:value-type="float" office:value="0.000193">
                <text:p>0.0001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6496">
                <text:p>0.026496</text:p>
              </table:table-cell>
              <table:table-cell office:value-type="float" office:value="0.000207">
                <text:p>0.0002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8458">
                <text:p>0.018458</text:p>
              </table:table-cell>
              <table:table-cell office:value-type="float" office:value="0.000206">
                <text:p>0.0002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3338">
                <text:p>0.023338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8349">
                <text:p>0.048349</text:p>
              </table:table-cell>
              <table:table-cell office:value-type="float" office:value="0.000194">
                <text:p>0.0001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5657">
                <text:p>0.035657</text:p>
              </table:table-cell>
              <table:table-cell office:value-type="float" office:value="0.000199">
                <text:p>0.0001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0266">
                <text:p>0.020266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6811">
                <text:p>0.016811</text:p>
              </table:table-cell>
              <table:table-cell office:value-type="float" office:value="0.000167">
                <text:p>0.000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7794">
                <text:p>0.037794</text:p>
              </table:table-cell>
              <table:table-cell office:value-type="float" office:value="0.000167">
                <text:p>0.0001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5916">
                <text:p>0.015916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4062">
                <text:p>0.014062</text:p>
              </table:table-cell>
              <table:table-cell office:value-type="float" office:value="0.000216">
                <text:p>0.0002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034">
                <text:p>0.02034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3423">
                <text:p>0.023423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4457">
                <text:p>0.024457</text:p>
              </table:table-cell>
              <table:table-cell office:value-type="float" office:value="0.000185">
                <text:p>0.0001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6471">
                <text:p>0.016471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3499">
                <text:p>0.023499</text:p>
              </table:table-cell>
              <table:table-cell office:value-type="float" office:value="0.000172">
                <text:p>0.0001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9918">
                <text:p>0.029918</text:p>
              </table:table-cell>
              <table:table-cell office:value-type="float" office:value="0.000204">
                <text:p>0.0002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5665">
                <text:p>0.015665</text:p>
              </table:table-cell>
              <table:table-cell office:value-type="float" office:value="0.000236">
                <text:p>0.0002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6724">
                <text:p>0.036724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1478">
                <text:p>0.021478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5686">
                <text:p>0.015686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1156">
                <text:p>0.021156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4233">
                <text:p>0.024233</text:p>
              </table:table-cell>
              <table:table-cell office:value-type="float" office:value="0.000214">
                <text:p>0.0002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4833">
                <text:p>0.014833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8425">
                <text:p>0.028425</text:p>
              </table:table-cell>
              <table:table-cell office:value-type="float" office:value="0.00031">
                <text:p>0.000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0952">
                <text:p>0.030952</text:p>
              </table:table-cell>
              <table:table-cell office:value-type="float" office:value="0.000192">
                <text:p>0.0001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914">
                <text:p>0.02914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935">
                <text:p>0.03935</text:p>
              </table:table-cell>
              <table:table-cell office:value-type="float" office:value="0.000249">
                <text:p>0.0002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4946">
                <text:p>0.014946</text:p>
              </table:table-cell>
              <table:table-cell office:value-type="float" office:value="0.000211">
                <text:p>0.0002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2999">
                <text:p>0.022999</text:p>
              </table:table-cell>
              <table:table-cell office:value-type="float" office:value="0.000194">
                <text:p>0.0001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977">
                <text:p>0.01977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6327">
                <text:p>0.066327</text:p>
              </table:table-cell>
              <table:table-cell office:value-type="float" office:value="0.000244">
                <text:p>0.0002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1449">
                <text:p>0.031449</text:p>
              </table:table-cell>
              <table:table-cell office:value-type="float" office:value="0.000193">
                <text:p>0.0001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1362">
                <text:p>0.031362</text:p>
              </table:table-cell>
              <table:table-cell office:value-type="float" office:value="0.000258">
                <text:p>0.0002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42">
                <text:p>0.0442</text:p>
              </table:table-cell>
              <table:table-cell office:value-type="float" office:value="0.000196">
                <text:p>0.0001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8949">
                <text:p>0.028949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2861">
                <text:p>0.022861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3158">
                <text:p>0.033158</text:p>
              </table:table-cell>
              <table:table-cell office:value-type="float" office:value="0.000206">
                <text:p>0.0002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6244">
                <text:p>0.016244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5528">
                <text:p>0.015528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1806">
                <text:p>0.021806</text:p>
              </table:table-cell>
              <table:table-cell office:value-type="float" office:value="0.000206">
                <text:p>0.0002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7502">
                <text:p>0.017502</text:p>
              </table:table-cell>
              <table:table-cell office:value-type="float" office:value="0.000232">
                <text:p>0.0002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0433">
                <text:p>0.040433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5762">
                <text:p>0.045762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3184">
                <text:p>0.023184</text:p>
              </table:table-cell>
              <table:table-cell office:value-type="float" office:value="0.000191">
                <text:p>0.0001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8485">
                <text:p>0.018485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3643">
                <text:p>0.013643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3419">
                <text:p>0.023419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6544">
                <text:p>0.026544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8594">
                <text:p>0.028594</text:p>
              </table:table-cell>
              <table:table-cell office:value-type="float" office:value="0.000225">
                <text:p>0.0002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0803">
                <text:p>0.030803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1863">
                <text:p>0.031863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59084">
                <text:p>0.059084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8221">
                <text:p>0.028221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717">
                <text:p>0.02717</text:p>
              </table:table-cell>
              <table:table-cell office:value-type="float" office:value="0.000215">
                <text:p>0.0002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4053">
                <text:p>0.034053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7757">
                <text:p>0.017757</text:p>
              </table:table-cell>
              <table:table-cell office:value-type="float" office:value="0.000203">
                <text:p>0.0002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8125">
                <text:p>0.018125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7165">
                <text:p>0.027165</text:p>
              </table:table-cell>
              <table:table-cell office:value-type="float" office:value="0.000196">
                <text:p>0.0001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9973">
                <text:p>0.039973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024">
                <text:p>0.02024</text:p>
              </table:table-cell>
              <table:table-cell office:value-type="float" office:value="0.000194">
                <text:p>0.0001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4673">
                <text:p>0.014673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4166">
                <text:p>0.014166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6721">
                <text:p>0.016721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941">
                <text:p>0.02941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32207">
                <text:p>0.032207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4812">
                <text:p>0.014812</text:p>
              </table:table-cell>
              <table:table-cell office:value-type="float" office:value="0.000244">
                <text:p>0.0002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0677">
                <text:p>0.020677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4431">
                <text:p>0.014431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6466">
                <text:p>0.016466</text:p>
              </table:table-cell>
              <table:table-cell office:value-type="float" office:value="0.000179">
                <text:p>0.0001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1377">
                <text:p>0.021377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6615">
                <text:p>0.036615</text:p>
              </table:table-cell>
              <table:table-cell office:value-type="float" office:value="0.000191">
                <text:p>0.0001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6816">
                <text:p>0.036816</text:p>
              </table:table-cell>
              <table:table-cell office:value-type="float" office:value="0.000185">
                <text:p>0.0001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3891">
                <text:p>0.033891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6956">
                <text:p>0.016956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5529">
                <text:p>0.025529</text:p>
              </table:table-cell>
              <table:table-cell office:value-type="float" office:value="0.000254">
                <text:p>0.0002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6379">
                <text:p>0.016379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37087">
                <text:p>0.037087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8418">
                <text:p>0.028418</text:p>
              </table:table-cell>
              <table:table-cell office:value-type="float" office:value="0.000253">
                <text:p>0.0002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7635">
                <text:p>0.027635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794">
                <text:p>0.01794</text:p>
              </table:table-cell>
              <table:table-cell office:value-type="float" office:value="0.000275">
                <text:p>0.0002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2725">
                <text:p>0.032725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2423">
                <text:p>0.012423</text:p>
              </table:table-cell>
              <table:table-cell office:value-type="float" office:value="0.000194">
                <text:p>0.0001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6338">
                <text:p>0.016338</text:p>
              </table:table-cell>
              <table:table-cell office:value-type="float" office:value="0.000207">
                <text:p>0.0002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7143">
                <text:p>0.037143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3858">
                <text:p>0.023858</text:p>
              </table:table-cell>
              <table:table-cell office:value-type="float" office:value="0.000204">
                <text:p>0.0002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9961">
                <text:p>0.029961</text:p>
              </table:table-cell>
              <table:table-cell office:value-type="float" office:value="0.000197">
                <text:p>0.0001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5627">
                <text:p>0.015627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1265">
                <text:p>0.021265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828">
                <text:p>0.01828</text:p>
              </table:table-cell>
              <table:table-cell office:value-type="float" office:value="0.000216">
                <text:p>0.0002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189">
                <text:p>0.02189</text:p>
              </table:table-cell>
              <table:table-cell office:value-type="float" office:value="0.000185">
                <text:p>0.0001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4013">
                <text:p>0.014013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137">
                <text:p>0.04137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525">
                <text:p>0.01525</text:p>
              </table:table-cell>
              <table:table-cell office:value-type="float" office:value="0.000201">
                <text:p>0.0002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7308">
                <text:p>0.027308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2761">
                <text:p>0.012761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686">
                <text:p>0.01686</text:p>
              </table:table-cell>
              <table:table-cell office:value-type="float" office:value="0.000218">
                <text:p>0.0002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5085">
                <text:p>0.015085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1738">
                <text:p>0.031738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6358">
                <text:p>0.036358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6589">
                <text:p>0.026589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4874">
                <text:p>0.014874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0231">
                <text:p>0.020231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9332">
                <text:p>0.029332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8068">
                <text:p>0.028068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213">
                <text:p>0.04213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4803">
                <text:p>0.014803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1099">
                <text:p>0.031099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086">
                <text:p>0.02086</text:p>
              </table:table-cell>
              <table:table-cell office:value-type="float" office:value="0.000213">
                <text:p>0.0002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505">
                <text:p>0.01505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8231">
                <text:p>0.018231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655">
                <text:p>0.03655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43874">
                <text:p>0.043874</text:p>
              </table:table-cell>
              <table:table-cell office:value-type="float" office:value="0.000192">
                <text:p>0.0001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5698">
                <text:p>0.015698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558">
                <text:p>0.01558</text:p>
              </table:table-cell>
              <table:table-cell office:value-type="float" office:value="0.000202">
                <text:p>0.0002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4176">
                <text:p>0.014176</text:p>
              </table:table-cell>
              <table:table-cell office:value-type="float" office:value="0.000193">
                <text:p>0.0001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42995">
                <text:p>0.042995</text:p>
              </table:table-cell>
              <table:table-cell office:value-type="float" office:value="0.000185">
                <text:p>0.0001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9621">
                <text:p>0.019621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5251">
                <text:p>0.015251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9797">
                <text:p>0.019797</text:p>
              </table:table-cell>
              <table:table-cell office:value-type="float" office:value="0.000217">
                <text:p>0.0002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5301">
                <text:p>0.015301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34338">
                <text:p>0.034338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6064">
                <text:p>0.026064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24cm" svg:y="0.315cm" chart:style-name="ch2">
          <text:p>test 290, 400 TPS with only resized-already images</text:p>
        </chart:title>
        <chart:legend chart:legend-position="end" svg:x="13.366cm" svg:y="4.227cm" style:legend-expansion="high" chart:style-name="ch3"/>
        <chart:plot-area chart:style-name="ch4" table:cell-range-address="test290.G1:test290.G160" chart:data-source-has-labels="row" svg:x="0.32cm" svg:y="1.248cm" svg:width="12.726cm" svg:height="7.572cm">
          <chartooo:coordinate-region svg:x="1.127cm" svg:y="1.369cm" svg:width="11.919cm" svg:height="6.51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290.G2:test290.G160" chart:label-cell-address="test290.G1:test290.G1" chart:class="chart:bar">
            <chart:data-point chart:repeated="1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90.G1:test290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0">
                <text:p>210</text:p>
                <draw:g>
                  <svg:desc>test290.G2:test290.G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